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1" fo:font-size="11pt" style:font-size-asian="11pt" style:font-name-complex="Calibri1" style:font-size-complex="11pt"/>
    </style:style>
    <style:style style:name="P2"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3" style:family="paragraph" style:parent-style-name="Standard">
      <style:text-properties style:font-name="Calibri1" fo:font-size="11pt" fo:font-weight="bold" style:font-size-asian="11pt" style:font-weight-asian="bold" style:font-name-complex="Calibri1" style:font-size-complex="11pt" style:font-weight-complex="bold"/>
    </style:style>
    <style:style style:name="P4" style:family="paragraph" style:parent-style-name="Standard">
      <style:text-properties style:font-name="Calibri1" fo:font-size="11pt" fo:font-weight="bold" officeooo:rsid="00465e97" officeooo:paragraph-rsid="0058bc98" style:font-size-asian="11pt" style:font-weight-asian="bold" style:font-name-complex="Calibri1" style:font-size-complex="11pt" style:font-weight-complex="bold"/>
    </style:style>
    <style:style style:name="P5" style:family="paragraph" style:parent-style-name="Standard">
      <style:text-properties style:font-name="Calibri1" fo:font-size="11pt" fo:font-weight="normal" officeooo:rsid="00465e97" officeooo:paragraph-rsid="0058bc98" style:font-size-asian="11pt" style:font-weight-asian="normal" style:font-name-complex="Calibri1" style:font-size-complex="11pt" style:font-weight-complex="normal"/>
    </style:style>
    <style:style style:name="P6" style:family="paragraph" style:parent-style-name="Normal">
      <style:paragraph-properties fo:text-align="justify" style:justify-single-word="false"/>
      <style:text-properties style:font-name="Calibri1"/>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42cf33"/>
    </style:style>
    <style:style style:name="P11" style:family="paragraph" style:parent-style-name="Normal">
      <style:paragraph-properties fo:text-align="justify" style:justify-single-word="false"/>
      <style:text-properties officeooo:paragraph-rsid="009e316d"/>
    </style:style>
    <style:style style:name="P12" style:family="paragraph" style:parent-style-name="Normal">
      <style:paragraph-properties fo:text-align="justify" style:justify-single-word="false" fo:break-before="page"/>
    </style:style>
    <style:style style:name="P13" style:family="paragraph" style:parent-style-name="Normal">
      <style:paragraph-properties fo:text-align="justify" style:justify-single-word="false" fo:break-before="page"/>
      <style:text-properties officeooo:paragraph-rsid="009f03af"/>
    </style:style>
    <style:style style:name="P14" style:family="paragraph" style:parent-style-name="Frame_20_contents">
      <style:paragraph-properties fo:text-align="justify" style:justify-single-word="false"/>
    </style:style>
    <style:style style:name="P15"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0"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1" style:family="paragraph" style:parent-style-name="Figure">
      <style:text-properties fo:font-weight="bold" style:font-weight-asian="bold" style:font-weight-complex="bold"/>
    </style:style>
    <style:style style:name="P22"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23" style:family="paragraph" style:parent-style-name="First_20_line_20_indent">
      <style:paragraph-properties fo:margin-left="0in" fo:margin-right="0in" fo:text-indent="0in" style:auto-text-indent="false"/>
      <style:text-properties fo:font-weight="bold" officeooo:rsid="009f9e1a" officeooo:paragraph-rsid="00abd887"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5"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7"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9" style:family="paragraph" style:parent-style-name="First_20_line_20_indent">
      <style:text-properties officeooo:paragraph-rsid="004fae73"/>
    </style:style>
    <style:style style:name="P30" style:family="paragraph" style:parent-style-name="First_20_line_20_indent">
      <style:text-properties officeooo:paragraph-rsid="0062d807"/>
    </style:style>
    <style:style style:name="P31" style:family="paragraph" style:parent-style-name="First_20_line_20_indent">
      <style:text-properties officeooo:paragraph-rsid="00810eb8"/>
    </style:style>
    <style:style style:name="P32" style:family="paragraph" style:parent-style-name="First_20_line_20_indent">
      <style:text-properties officeooo:paragraph-rsid="00abd887"/>
    </style:style>
    <style:style style:name="P33" style:family="paragraph" style:parent-style-name="First_20_line_20_indent">
      <style:paragraph-properties fo:margin-left="0in" fo:margin-right="0in" fo:text-indent="0in" style:auto-text-indent="false"/>
      <style:text-properties officeooo:paragraph-rsid="00abd887"/>
    </style:style>
    <style:style style:name="P34" style:family="paragraph" style:parent-style-name="Standard">
      <style:paragraph-properties fo:margin-left="0in" fo:margin-right="0in" fo:text-indent="0in" style:auto-text-indent="false"/>
      <style:text-properties officeooo:paragraph-rsid="00abd887"/>
    </style:style>
    <style:style style:name="P35" style:family="paragraph" style:parent-style-name="Standard">
      <style:text-properties officeooo:paragraph-rsid="00abd887"/>
    </style:style>
    <style:style style:name="P36" style:family="paragraph" style:parent-style-name="Standard">
      <style:text-properties officeooo:rsid="00a2c6de" officeooo:paragraph-rsid="00abd887"/>
    </style:style>
    <style:style style:name="P37"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38"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39" style:family="paragraph" style:parent-style-name="Standard">
      <style:paragraph-properties fo:margin-left="0in" fo:margin-right="0in" fo:text-indent="0in" style:auto-text-indent="false"/>
      <style:text-properties style:font-name="Calibri3" officeooo:rsid="009f9e1a" officeooo:paragraph-rsid="00abd887" style:font-name-complex="Calibri"/>
    </style:style>
    <style:style style:name="P40" style:family="paragraph" style:parent-style-name="First_20_line_20_indent">
      <style:paragraph-properties fo:margin-left="0in" fo:margin-right="0in" fo:text-indent="0in" style:auto-text-indent="false"/>
      <style:text-properties officeooo:rsid="00a32cfb" officeooo:paragraph-rsid="00abd887"/>
    </style:style>
    <style:style style:name="P41" style:family="paragraph" style:parent-style-name="First_20_line_20_indent">
      <style:text-properties officeooo:paragraph-rsid="00b3f760"/>
    </style:style>
    <style:style style:name="P42" style:family="paragraph" style:parent-style-name="First_20_line_20_indent">
      <style:text-properties officeooo:paragraph-rsid="00b9c1fc"/>
    </style:style>
    <style:style style:name="P43" style:family="paragraph" style:parent-style-name="First_20_line_20_indent">
      <style:text-properties officeooo:paragraph-rsid="00b9c59f"/>
    </style:style>
    <style:style style:name="P44" style:family="paragraph" style:parent-style-name="First_20_line_20_indent">
      <style:text-properties officeooo:paragraph-rsid="00bb0d09"/>
    </style:style>
    <style:style style:name="P45" style:family="paragraph" style:parent-style-name="First_20_line_20_indent">
      <style:text-properties officeooo:paragraph-rsid="00bbf728"/>
    </style:style>
    <style:style style:name="P46" style:family="paragraph" style:parent-style-name="First_20_line_20_indent">
      <style:text-properties officeooo:paragraph-rsid="00bdb2c9"/>
    </style:style>
    <style:style style:name="P47" style:family="paragraph" style:parent-style-name="First_20_line_20_indent">
      <style:text-properties fo:background-color="#ffff00"/>
    </style:style>
    <style:style style:name="P48" style:family="paragraph" style:parent-style-name="First_20_line_20_indent">
      <style:text-properties officeooo:paragraph-rsid="0062d807"/>
    </style:style>
    <style:style style:name="P49" style:family="paragraph" style:parent-style-name="First_20_line_20_indent">
      <style:paragraph-properties fo:margin-left="0in" fo:margin-right="0in" fo:text-indent="0in" style:auto-text-indent="false"/>
      <style:text-properties officeooo:rsid="00a32cfb" officeooo:paragraph-rsid="00abd887"/>
    </style:style>
    <style:style style:name="P50" style:family="paragraph" style:parent-style-name="First_20_line_20_indent">
      <style:text-properties officeooo:paragraph-rsid="00bfa8bf"/>
    </style:style>
    <style:style style:name="P51" style:family="paragraph" style:parent-style-name="Heading_20_3">
      <style:text-properties officeooo:paragraph-rsid="004fae73"/>
    </style:style>
    <style:style style:name="P52" style:family="paragraph" style:parent-style-name="Heading_20_4">
      <style:text-properties officeooo:rsid="006ac386"/>
    </style:style>
    <style:style style:name="P53" style:family="paragraph" style:parent-style-name="Heading_20_4">
      <style:text-properties officeooo:rsid="0070c2d9" officeooo:paragraph-rsid="007487bf"/>
    </style:style>
    <style:style style:name="P54" style:family="paragraph" style:parent-style-name="Heading_20_4">
      <style:text-properties officeooo:rsid="00555caf" officeooo:paragraph-rsid="00abd887"/>
    </style:style>
    <style:style style:name="P55" style:family="paragraph" style:parent-style-name="Heading_20_4">
      <style:text-properties officeooo:paragraph-rsid="00abd887"/>
    </style:style>
    <style:style style:name="P56" style:family="paragraph" style:parent-style-name="Normal">
      <style:paragraph-properties fo:text-align="justify" style:justify-single-word="false"/>
      <style:text-properties officeooo:rsid="0042cf33" officeooo:paragraph-rsid="0042cf33"/>
    </style:style>
    <style:style style:name="P57" style:family="paragraph" style:parent-style-name="Normal">
      <style:paragraph-properties fo:text-align="justify" style:justify-single-word="false" fo:break-before="page"/>
      <style:text-properties officeooo:rsid="0042cf33" officeooo:paragraph-rsid="0042cf33"/>
    </style:style>
    <style:style style:name="P5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59" style:family="paragraph" style:parent-style-name="Standard" style:master-page-name="MP0">
      <style:paragraph-properties style:page-number="auto" fo:break-before="page"/>
      <style:text-properties style:font-name="Calibri1" fo:font-size="12pt" fo:font-weight="bold" officeooo:rsid="00465e97" officeooo:paragraph-rsid="0058bc98" style:font-size-asian="12pt" style:font-weight-asian="bold" style:font-name-complex="Calibri1" style:font-size-complex="12pt" style:font-weight-complex="bold"/>
    </style:style>
    <style:style style:name="P60"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61" style:family="paragraph" style:parent-style-name="Standard">
      <style:paragraph-properties style:writing-mode="lr-tb"/>
    </style:style>
    <style:style style:name="P62" style:family="paragraph" style:parent-style-name="Standard">
      <style:text-properties officeooo:rsid="00a2c6de" officeooo:paragraph-rsid="00abd887"/>
    </style:style>
    <style:style style:name="P63"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6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style:font-name="Calibri1" fo:font-size="11pt" style:font-size-asian="11pt" style:font-name-complex="Calibri1" style:font-size-complex="11pt"/>
    </style:style>
    <style:style style:name="T2" style:family="text">
      <style:text-properties style:font-name="Calibri1" fo:font-size="11pt" officeooo:rsid="00040a2b" style:font-size-asian="11pt" style:font-name-complex="Calibri1" style:font-size-complex="11pt"/>
    </style:style>
    <style:style style:name="T3" style:family="text">
      <style:text-properties style:font-name="Calibri1" fo:font-size="11pt" officeooo:rsid="000686ba" style:font-size-asian="11pt" style:font-name-complex="Calibri1" style:font-size-complex="11pt"/>
    </style:style>
    <style:style style:name="T4" style:family="text">
      <style:text-properties style:font-name="Calibri1" fo:font-size="11pt" officeooo:rsid="0006a0fd" style:font-size-asian="11pt" style:font-name-complex="Calibri1" style:font-size-complex="11pt"/>
    </style:style>
    <style:style style:name="T5" style:family="text">
      <style:text-properties style:font-name="Calibri1" fo:font-size="11pt" officeooo:rsid="00100115" style:font-size-asian="11pt" style:font-name-complex="Calibri1" style:font-size-complex="11pt"/>
    </style:style>
    <style:style style:name="T6" style:family="text">
      <style:text-properties style:font-name="Calibri1" fo:font-size="11pt" officeooo:rsid="0011b6a2" style:font-size-asian="11pt" style:font-name-complex="Calibri1" style:font-size-complex="11pt"/>
    </style:style>
    <style:style style:name="T7" style:family="text">
      <style:text-properties style:font-name="Calibri1" fo:font-size="11pt" officeooo:rsid="001130a4" style:font-size-asian="11pt" style:font-name-complex="Calibri1" style:font-size-complex="11pt"/>
    </style:style>
    <style:style style:name="T8" style:family="text">
      <style:text-properties style:font-name="Calibri1" fo:font-size="11pt" officeooo:rsid="0011c487" style:font-size-asian="11pt" style:font-name-complex="Calibri1" style:font-size-complex="11pt"/>
    </style:style>
    <style:style style:name="T9" style:family="text">
      <style:text-properties style:font-name="Calibri1" fo:font-size="11pt" officeooo:rsid="000be589" style:font-size-asian="11pt" style:font-name-complex="Calibri1" style:font-size-complex="11pt"/>
    </style:style>
    <style:style style:name="T10" style:family="text">
      <style:text-properties style:font-name="Calibri1" fo:font-size="11pt" officeooo:rsid="000d027b" style:font-size-asian="11pt" style:font-name-complex="Calibri1" style:font-size-complex="11pt"/>
    </style:style>
    <style:style style:name="T11" style:family="text">
      <style:text-properties style:font-name="Calibri1" fo:font-size="11pt" officeooo:rsid="000df393" style:font-size-asian="11pt" style:font-name-complex="Calibri1" style:font-size-complex="11pt"/>
    </style:style>
    <style:style style:name="T12" style:family="text">
      <style:text-properties style:font-name="Calibri1" fo:font-size="11pt" officeooo:rsid="000dba0b" style:font-size-asian="11pt" style:font-name-complex="Calibri1" style:font-size-complex="11pt"/>
    </style:style>
    <style:style style:name="T13" style:family="text">
      <style:text-properties style:font-name="Calibri1" fo:font-size="11pt" officeooo:rsid="000f47a2" style:font-size-asian="11pt" style:font-name-complex="Calibri1" style:font-size-complex="11pt"/>
    </style:style>
    <style:style style:name="T14" style:family="text">
      <style:text-properties style:font-name="Calibri1" fo:font-size="11pt" officeooo:rsid="000b88f1" style:font-size-asian="11pt" style:font-name-complex="Calibri1" style:font-size-complex="11pt"/>
    </style:style>
    <style:style style:name="T15" style:family="text">
      <style:text-properties style:font-name="Calibri1" fo:font-size="11pt" officeooo:rsid="002321d6" style:font-size-asian="11pt" style:font-name-complex="Calibri1" style:font-size-complex="11pt"/>
    </style:style>
    <style:style style:name="T16" style:family="text">
      <style:text-properties style:font-name="Calibri1" fo:font-size="11pt" officeooo:rsid="0033c37b" style:font-size-asian="11pt" style:font-name-complex="Calibri1" style:font-size-complex="11pt"/>
    </style:style>
    <style:style style:name="T17" style:family="text">
      <style:text-properties style:font-name="Calibri1" fo:font-size="11pt" officeooo:rsid="003769fb" style:font-size-asian="11pt" style:font-name-complex="Calibri1" style:font-size-complex="11pt"/>
    </style:style>
    <style:style style:name="T18" style:family="text">
      <style:text-properties style:font-name="Calibri1" fo:font-size="11pt" officeooo:rsid="005f03c0" style:font-size-asian="11pt" style:font-name-complex="Calibri1" style:font-size-complex="11pt"/>
    </style:style>
    <style:style style:name="T19" style:family="text">
      <style:text-properties style:font-name="Calibri1" fo:font-size="11pt" officeooo:rsid="006006e8" style:font-size-asian="11pt" style:font-name-complex="Calibri1" style:font-size-complex="11pt"/>
    </style:style>
    <style:style style:name="T20" style:family="text">
      <style:text-properties style:font-name="Calibri1" fo:font-size="11pt" officeooo:rsid="006145a8" style:font-size-asian="11pt" style:font-name-complex="Calibri1" style:font-size-complex="11pt"/>
    </style:style>
    <style:style style:name="T21" style:family="text">
      <style:text-properties style:font-name="Calibri1" fo:font-size="11pt" officeooo:rsid="006155f6" style:font-size-asian="11pt" style:font-name-complex="Calibri1" style:font-size-complex="11pt"/>
    </style:style>
    <style:style style:name="T22" style:family="text">
      <style:text-properties style:font-name="Calibri1" fo:font-size="11pt" officeooo:rsid="0062c561" style:font-size-asian="11pt" style:font-name-complex="Calibri1" style:font-size-complex="11pt"/>
    </style:style>
    <style:style style:name="T23" style:family="text">
      <style:text-properties style:font-name="Calibri1" fo:font-size="11pt" officeooo:rsid="0062f674" style:font-size-asian="11pt" style:font-name-complex="Calibri1" style:font-size-complex="11pt"/>
    </style:style>
    <style:style style:name="T24" style:family="text">
      <style:text-properties style:font-name="Calibri1" fo:font-size="11pt" officeooo:rsid="0064d3cf" style:font-size-asian="11pt" style:font-name-complex="Calibri1" style:font-size-complex="11pt"/>
    </style:style>
    <style:style style:name="T25" style:family="text">
      <style:text-properties style:font-name="Calibri1" fo:font-size="11pt" officeooo:rsid="006502f8" style:font-size-asian="11pt" style:font-name-complex="Calibri1" style:font-size-complex="11pt"/>
    </style:style>
    <style:style style:name="T26" style:family="text">
      <style:text-properties style:font-name="Calibri1" fo:font-size="11pt" officeooo:rsid="00665d67" style:font-size-asian="11pt" style:font-name-complex="Calibri1" style:font-size-complex="11pt"/>
    </style:style>
    <style:style style:name="T27" style:family="text">
      <style:text-properties style:font-name="Calibri1" fo:font-size="11pt" officeooo:rsid="00668f69" style:font-size-asian="11pt" style:font-name-complex="Calibri1" style:font-size-complex="11pt"/>
    </style:style>
    <style:style style:name="T28" style:family="text">
      <style:text-properties style:font-name="Calibri1" fo:font-size="11pt" officeooo:rsid="0067e3a5" style:font-size-asian="11pt" style:font-name-complex="Calibri1" style:font-size-complex="11pt"/>
    </style:style>
    <style:style style:name="T29" style:family="text">
      <style:text-properties style:font-name="Calibri1" fo:font-size="11pt" officeooo:rsid="0069e058" style:font-size-asian="11pt" style:font-name-complex="Calibri1" style:font-size-complex="11pt"/>
    </style:style>
    <style:style style:name="T30" style:family="text">
      <style:text-properties style:font-name="Calibri1" fo:font-size="11pt" officeooo:rsid="006cdc9b" style:font-size-asian="11pt" style:font-name-complex="Calibri1" style:font-size-complex="11pt"/>
    </style:style>
    <style:style style:name="T31" style:family="text">
      <style:text-properties style:font-name="Calibri1" fo:font-size="11pt" officeooo:rsid="006f3611" style:font-size-asian="11pt" style:font-name-complex="Calibri1" style:font-size-complex="11pt"/>
    </style:style>
    <style:style style:name="T32" style:family="text">
      <style:text-properties style:font-name="Calibri1" fo:font-size="11pt" officeooo:rsid="00760019" style:font-size-asian="11pt" style:font-name-complex="Calibri1" style:font-size-complex="11pt"/>
    </style:style>
    <style:style style:name="T33" style:family="text">
      <style:text-properties style:font-name="Calibri1" fo:font-size="11pt" officeooo:rsid="0077900b" style:font-size-asian="11pt" style:font-name-complex="Calibri1" style:font-size-complex="11pt"/>
    </style:style>
    <style:style style:name="T34" style:family="text">
      <style:text-properties style:font-name="Calibri1" fo:font-size="11pt" officeooo:rsid="007a6211" style:font-size-asian="11pt" style:font-name-complex="Calibri1" style:font-size-complex="11pt"/>
    </style:style>
    <style:style style:name="T35" style:family="text">
      <style:text-properties style:font-name="Calibri1" fo:font-size="11pt" officeooo:rsid="007b33a4" style:font-size-asian="11pt" style:font-name-complex="Calibri1" style:font-size-complex="11pt"/>
    </style:style>
    <style:style style:name="T36" style:family="text">
      <style:text-properties style:font-name="Calibri1" fo:font-size="11pt" officeooo:rsid="007b731e" style:font-size-asian="11pt" style:font-name-complex="Calibri1" style:font-size-complex="11pt"/>
    </style:style>
    <style:style style:name="T37" style:family="text">
      <style:text-properties style:font-name="Calibri1" fo:font-size="11pt" officeooo:rsid="007cb30e" style:font-size-asian="11pt" style:font-name-complex="Calibri1" style:font-size-complex="11pt"/>
    </style:style>
    <style:style style:name="T38" style:family="text">
      <style:text-properties style:font-name="Calibri1" fo:font-size="11pt" officeooo:rsid="007dce0c" style:font-size-asian="11pt" style:font-name-complex="Calibri1" style:font-size-complex="11pt"/>
    </style:style>
    <style:style style:name="T39" style:family="text">
      <style:text-properties style:font-name="Calibri1" fo:font-size="11pt" officeooo:rsid="007e0eff" style:font-size-asian="11pt" style:font-name-complex="Calibri1" style:font-size-complex="11pt"/>
    </style:style>
    <style:style style:name="T40" style:family="text">
      <style:text-properties style:font-name="Calibri1" fo:font-size="11pt" officeooo:rsid="007ecc3b" style:font-size-asian="11pt" style:font-name-complex="Calibri1" style:font-size-complex="11pt"/>
    </style:style>
    <style:style style:name="T41" style:family="text">
      <style:text-properties style:font-name="Calibri1" fo:font-size="11pt" officeooo:rsid="007fd425" style:font-size-asian="11pt" style:font-name-complex="Calibri1" style:font-size-complex="11pt"/>
    </style:style>
    <style:style style:name="T42" style:family="text">
      <style:text-properties style:font-name="Calibri1" fo:font-size="11pt" officeooo:rsid="00810eb8" style:font-size-asian="11pt" style:font-name-complex="Calibri1" style:font-size-complex="11pt"/>
    </style:style>
    <style:style style:name="T43" style:family="text">
      <style:text-properties style:font-name="Calibri1" fo:font-size="11pt" officeooo:rsid="00829393" style:font-size-asian="11pt" style:font-name-complex="Calibri1" style:font-size-complex="11pt"/>
    </style:style>
    <style:style style:name="T44" style:family="text">
      <style:text-properties style:font-name="Calibri1" fo:font-size="11pt" officeooo:rsid="0083de70" style:font-size-asian="11pt" style:font-name-complex="Calibri1" style:font-size-complex="11pt"/>
    </style:style>
    <style:style style:name="T45" style:family="text">
      <style:text-properties style:font-name="Calibri1" fo:font-size="11pt" officeooo:rsid="0092b5e0" style:font-size-asian="11pt" style:font-name-complex="Calibri1" style:font-size-complex="11pt"/>
    </style:style>
    <style:style style:name="T46" style:family="text">
      <style:text-properties style:font-name="Calibri1" fo:font-size="11pt" officeooo:rsid="0093c5c9" style:font-size-asian="11pt" style:font-name-complex="Calibri1" style:font-size-complex="11pt"/>
    </style:style>
    <style:style style:name="T47" style:family="text">
      <style:text-properties style:font-name="Calibri1" fo:font-size="11pt" officeooo:rsid="0094fe20" style:font-size-asian="11pt" style:font-name-complex="Calibri1" style:font-size-complex="11pt"/>
    </style:style>
    <style:style style:name="T48" style:family="text">
      <style:text-properties style:font-name="Calibri1" fo:font-size="11pt" officeooo:rsid="0098e52e" style:font-size-asian="11pt" style:font-name-complex="Calibri1" style:font-size-complex="11pt"/>
    </style:style>
    <style:style style:name="T49" style:family="text">
      <style:text-properties style:font-name="Calibri1" fo:font-size="11pt" officeooo:rsid="009a00f8" style:font-size-asian="11pt" style:font-name-complex="Calibri1" style:font-size-complex="11pt"/>
    </style:style>
    <style:style style:name="T50" style:family="text">
      <style:text-properties style:font-name="Calibri1" fo:font-size="11pt" officeooo:rsid="009b8f91" style:font-size-asian="11pt" style:font-name-complex="Calibri1" style:font-size-complex="11pt"/>
    </style:style>
    <style:style style:name="T51" style:family="text">
      <style:text-properties style:font-name="Calibri1" fo:font-size="11pt" officeooo:rsid="009ba5d8" style:font-size-asian="11pt" style:font-name-complex="Calibri1" style:font-size-complex="11pt"/>
    </style:style>
    <style:style style:name="T52" style:family="text">
      <style:text-properties style:font-name="Calibri1" fo:font-size="11pt" officeooo:rsid="009e316d" style:font-size-asian="11pt" style:font-name-complex="Calibri1" style:font-size-complex="11pt"/>
    </style:style>
    <style:style style:name="T53" style:family="text">
      <style:text-properties style:font-name="Calibri1" fo:font-size="11pt" officeooo:rsid="00abd887" style:font-size-asian="11pt" style:font-name-complex="Calibri1" style:font-size-complex="11pt"/>
    </style:style>
    <style:style style:name="T54" style:family="text">
      <style:text-properties style:font-name="Calibri1" fo:font-size="11pt" officeooo:rsid="00ae330c" style:font-size-asian="11pt" style:font-name-complex="Calibri1" style:font-size-complex="11pt"/>
    </style:style>
    <style:style style:name="T55" style:family="text">
      <style:text-properties style:font-name="Calibri1" fo:font-size="11pt" officeooo:rsid="00af0267" style:font-size-asian="11pt" style:font-name-complex="Calibri1" style:font-size-complex="11pt"/>
    </style:style>
    <style:style style:name="T56" style:family="text">
      <style:text-properties style:font-name="Calibri1" fo:font-size="11pt" officeooo:rsid="00b60153" style:font-size-asian="11pt" style:font-name-complex="Calibri1" style:font-size-complex="11pt"/>
    </style:style>
    <style:style style:name="T57" style:family="text">
      <style:text-properties style:font-name="Calibri1" fo:font-size="11pt" officeooo:rsid="00b75c59" style:font-size-asian="11pt" style:font-name-complex="Calibri1" style:font-size-complex="11pt"/>
    </style:style>
    <style:style style:name="T58" style:family="text">
      <style:text-properties style:font-name="Calibri1" fo:font-size="11pt" officeooo:rsid="00b92cd9" style:font-size-asian="11pt" style:font-name-complex="Calibri1" style:font-size-complex="11pt"/>
    </style:style>
    <style:style style:name="T59" style:family="text">
      <style:text-properties style:font-name="Calibri1" fo:font-size="11pt" officeooo:rsid="00b9c1fc" style:font-size-asian="11pt" style:font-name-complex="Calibri1" style:font-size-complex="11pt"/>
    </style:style>
    <style:style style:name="T60" style:family="text">
      <style:text-properties style:font-name="Calibri1" fo:font-size="11pt" officeooo:rsid="00b9c59f" style:font-size-asian="11pt" style:font-name-complex="Calibri1" style:font-size-complex="11pt"/>
    </style:style>
    <style:style style:name="T61" style:family="text">
      <style:text-properties style:font-name="Calibri1" fo:font-size="11pt" officeooo:rsid="008f6459" style:font-size-asian="11pt" style:font-name-complex="Calibri1" style:font-size-complex="11pt"/>
    </style:style>
    <style:style style:name="T62" style:family="text">
      <style:text-properties style:font-name="Calibri1" fo:font-size="11pt" officeooo:rsid="00ba2714" style:font-size-asian="11pt" style:font-name-complex="Calibri1" style:font-size-complex="11pt"/>
    </style:style>
    <style:style style:name="T63" style:family="text">
      <style:text-properties style:font-name="Calibri1" fo:font-size="11pt" officeooo:rsid="00bfa8bf" style:font-size-asian="11pt" style:font-name-complex="Calibri1" style:font-size-complex="11pt"/>
    </style:style>
    <style:style style:name="T64" style:family="text">
      <style:text-properties style:font-name="Calibri1" fo:font-size="11pt" officeooo:rsid="00bfc206" style:font-size-asian="11pt" style:font-name-complex="Calibri1" style:font-size-complex="11pt"/>
    </style:style>
    <style:style style:name="T65" style:family="text">
      <style:text-properties style:font-name="Calibri1" fo:font-size="11pt" officeooo:rsid="000b88f1" style:font-size-asian="11pt" style:font-size-complex="11pt"/>
    </style:style>
    <style:style style:name="T66" style:family="text">
      <style:text-properties style:font-name="Calibri1" fo:font-size="11pt" officeooo:rsid="002e4eca" style:font-size-asian="11pt" style:font-size-complex="11pt"/>
    </style:style>
    <style:style style:name="T67" style:family="text">
      <style:text-properties style:font-name="Calibri1" fo:font-size="11pt" officeooo:rsid="00bb0721" style:font-size-asian="11pt" style:font-size-complex="11pt"/>
    </style:style>
    <style:style style:name="T68" style:family="text">
      <style:text-properties style:font-name="Calibri1" fo:font-size="11pt" officeooo:rsid="00bb0d09" style:font-size-asian="11pt" style:font-size-complex="11pt"/>
    </style:style>
    <style:style style:name="T69" style:family="text">
      <style:text-properties style:font-name="Calibri1" fo:font-size="11pt" officeooo:rsid="00bdb2c9" style:font-size-asian="11pt" style:font-size-complex="11pt"/>
    </style:style>
    <style:style style:name="T70" style:family="text">
      <style:text-properties style:font-name="Calibri1" fo:font-size="11pt" officeooo:rsid="00becd73" style:font-size-asian="11pt" style:font-size-complex="11pt"/>
    </style:style>
    <style:style style:name="T71" style:family="text">
      <style:text-properties style:font-name="Calibri1" fo:font-size="11pt" fo:font-style="italic" style:font-size-asian="11pt" style:font-style-asian="italic" style:font-name-complex="Calibri1" style:font-size-complex="11pt" style:font-style-complex="italic"/>
    </style:style>
    <style:style style:name="T72" style:family="text">
      <style:text-properties style:font-name="Calibri1" fo:font-size="11pt" fo:font-style="italic" officeooo:rsid="006155f6" style:font-size-asian="11pt" style:font-style-asian="italic" style:font-name-complex="Calibri1" style:font-size-complex="11pt" style:font-style-complex="italic"/>
    </style:style>
    <style:style style:name="T73" style:family="text">
      <style:text-properties style:font-name="Calibri1" fo:font-size="11pt" fo:font-style="italic" officeooo:rsid="006145a8" style:font-size-asian="11pt" style:font-style-asian="italic" style:font-name-complex="Calibri1" style:font-size-complex="11pt" style:font-style-complex="italic"/>
    </style:style>
    <style:style style:name="T74" style:family="text">
      <style:text-properties style:font-name="Calibri1" fo:font-size="11pt" fo:font-style="italic" officeooo:rsid="0062c561" style:font-size-asian="11pt" style:font-style-asian="italic" style:font-name-complex="Calibri1" style:font-size-complex="11pt" style:font-style-complex="italic"/>
    </style:style>
    <style:style style:name="T75" style:family="text">
      <style:text-properties style:font-name="Calibri1" fo:font-size="11pt" fo:font-style="italic" officeooo:rsid="006cdc9b" style:font-size-asian="11pt" style:font-style-asian="italic" style:font-name-complex="Calibri1" style:font-size-complex="11pt" style:font-style-complex="italic"/>
    </style:style>
    <style:style style:name="T76" style:family="text">
      <style:text-properties style:font-name="Calibri1" fo:font-size="11pt" fo:font-style="italic" officeooo:rsid="007ecc3b" style:font-size-asian="11pt" style:font-style-asian="italic" style:font-name-complex="Calibri1" style:font-size-complex="11pt" style:font-style-complex="italic"/>
    </style:style>
    <style:style style:name="T77" style:family="text">
      <style:text-properties style:font-name="Calibri1" fo:font-size="11pt" fo:font-style="italic" officeooo:rsid="007fd425" style:font-size-asian="11pt" style:font-style-asian="italic" style:font-name-complex="Calibri1" style:font-size-complex="11pt" style:font-style-complex="italic"/>
    </style:style>
    <style:style style:name="T78" style:family="text">
      <style:text-properties style:font-name="Calibri1" fo:font-size="11pt" officeooo:rsid="001130a4" style:font-name-asian="Noto Serif CJK SC" style:font-size-asian="11pt" style:language-asian="zh" style:country-asian="CN" style:font-name-complex="Calibri1" style:font-size-complex="11pt" style:language-complex="hi" style:country-complex="IN"/>
    </style:style>
    <style:style style:name="T79" style:family="text">
      <style:text-properties style:font-name="Calibri1" fo:font-size="11pt" officeooo:rsid="0011b6a2" style:font-name-asian="Noto Serif CJK SC" style:font-size-asian="11pt" style:language-asian="zh" style:country-asian="CN" style:font-name-complex="Calibri1" style:font-size-complex="11pt" style:language-complex="hi" style:country-complex="IN"/>
    </style:style>
    <style:style style:name="T80" style:family="text">
      <style:text-properties style:font-name="Calibri1" fo:font-size="11pt" officeooo:rsid="000f47a2" style:font-name-asian="Noto Serif CJK SC" style:font-size-asian="11pt" style:language-asian="zh" style:country-asian="CN" style:font-name-complex="Calibri1" style:font-size-complex="11pt" style:language-complex="hi" style:country-complex="IN"/>
    </style:style>
    <style:style style:name="T81" style:family="text">
      <style:text-properties style:font-name="Calibri1" fo:font-size="11pt" fo:background-color="#ffff00" loext:char-shading-value="0" style:font-size-asian="11pt" style:font-name-complex="Calibri1" style:font-size-complex="11pt"/>
    </style:style>
    <style:style style:name="T82" style:family="text">
      <style:text-properties style:font-name="Calibri1" fo:font-size="11pt" officeooo:rsid="00810eb8" fo:background-color="#ffff00" loext:char-shading-value="0" style:font-size-asian="11pt" style:font-name-complex="Calibri1" style:font-size-complex="11pt"/>
    </style:style>
    <style:style style:name="T83" style:family="text">
      <style:text-properties style:font-name="Calibri1" fo:font-size="11pt" officeooo:rsid="0098e52e" fo:background-color="#ffff00" loext:char-shading-value="0" style:font-size-asian="11pt" style:font-name-complex="Calibri1" style:font-size-complex="11pt"/>
    </style:style>
    <style:style style:name="T84" style:family="text">
      <style:text-properties style:font-name="Calibri1" fo:font-size="11pt" officeooo:rsid="00ae330c" fo:background-color="#ffff00" loext:char-shading-value="0" style:font-size-asian="11pt" style:font-name-complex="Calibri1" style:font-size-complex="11pt"/>
    </style:style>
    <style:style style:name="T85" style:family="text">
      <style:text-properties style:font-name="Calibri1" fo:font-size="11pt" officeooo:rsid="00bdb2c9" fo:background-color="#ffff00" loext:char-shading-value="0" style:font-size-asian="11pt" style:font-name-complex="Calibri1" style:font-size-complex="11pt"/>
    </style:style>
    <style:style style:name="T86" style:family="text">
      <style:text-properties style:font-name="Calibri1" fo:font-size="11pt" officeooo:rsid="00bdb2c9" fo:background-color="#ffff00" loext:char-shading-value="0" style:font-size-asian="11pt" style:font-name-complex="Calibri1" style:font-size-complex="11pt"/>
    </style:style>
    <style:style style:name="T87" style:family="text">
      <style:text-properties style:font-name="Calibri1" fo:font-size="11pt" fo:background-color="#ffff00" loext:char-shading-value="0" style:font-size-asian="11pt" style:font-name-complex="Calibri1" style:font-size-complex="11pt"/>
    </style:style>
    <style:style style:name="T88" style:family="text">
      <style:text-properties style:font-name="Calibri1" fo:font-size="11pt" officeooo:rsid="009b8f91" fo:background-color="transparent" loext:char-shading-value="0" style:font-size-asian="11pt" style:font-name-complex="Calibri1" style:font-size-complex="11pt"/>
    </style:style>
    <style:style style:name="T89" style:family="text">
      <style:text-properties style:font-name="Calibri1" fo:font-size="11pt" fo:font-weight="normal" officeooo:rsid="00040a2b" fo:background-color="#ffff00" loext:char-shading-value="0" style:font-size-asian="11pt" style:font-weight-asian="normal" style:font-name-complex="Calibri1" style:font-size-complex="11pt" style:font-weight-complex="normal"/>
    </style:style>
    <style:style style:name="T90" style:family="text">
      <style:text-properties style:font-name="Calibri1" style:font-name-complex="Arial"/>
    </style:style>
    <style:style style:name="T91" style:family="text">
      <style:text-properties style:font-name="Calibri1" fo:font-weight="normal" officeooo:rsid="0025198f" style:font-weight-asian="normal" style:font-weight-complex="normal"/>
    </style:style>
    <style:style style:name="T92" style:family="text">
      <style:text-properties style:font-name="Calibri1" fo:font-weight="normal" officeooo:rsid="0015116b" style:font-weight-asian="normal" style:font-weight-complex="normal"/>
    </style:style>
    <style:style style:name="T93" style:family="text">
      <style:text-properties style:font-name="Calibri1" fo:font-weight="normal" officeooo:rsid="00241cfd"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253813" style:font-weight-asian="bold" style:font-weight-complex="bold"/>
    </style:style>
    <style:style style:name="T96" style:family="text">
      <style:text-properties fo:font-weight="bold" officeooo:rsid="0040324e" style:font-weight-asian="bold" style:font-weight-complex="bold"/>
    </style:style>
    <style:style style:name="T97" style:family="text">
      <style:text-properties fo:font-weight="bold" officeooo:rsid="0042cf33" style:font-weight-asian="bold" style:font-weight-complex="bold"/>
    </style:style>
    <style:style style:name="T98" style:family="text">
      <style:text-properties fo:font-weight="bold" officeooo:rsid="009e316d" style:font-weight-asian="bold" style:font-weight-complex="bold"/>
    </style:style>
    <style:style style:name="T99" style:family="text">
      <style:text-properties fo:font-weight="bold" officeooo:rsid="009f03af" style:font-weight-asian="bold" style:font-weight-complex="bold"/>
    </style:style>
    <style:style style:name="T100" style:family="text">
      <style:text-properties fo:font-weight="bold" officeooo:rsid="00555caf" style:font-weight-asian="bold" style:font-weight-complex="bold"/>
    </style:style>
    <style:style style:name="T101" style:family="text">
      <style:text-properties fo:font-style="italic" style:font-style-asian="italic"/>
    </style:style>
    <style:style style:name="T102" style:family="text">
      <style:text-properties fo:font-style="italic" style:font-style-asian="italic" style:font-style-complex="italic"/>
    </style:style>
    <style:style style:name="T103" style:family="text">
      <style:text-properties fo:font-style="italic" officeooo:rsid="006155f6" style:font-style-asian="italic" style:font-style-complex="italic"/>
    </style:style>
    <style:style style:name="T104" style:family="text">
      <style:text-properties fo:font-style="italic" fo:font-weight="normal" officeooo:rsid="0040324e" style:font-style-asian="italic" style:font-weight-asian="normal" style:font-weight-complex="normal"/>
    </style:style>
    <style:style style:name="T105" style:family="text">
      <style:text-properties officeooo:rsid="0002c0f1"/>
    </style:style>
    <style:style style:name="T106" style:family="text">
      <style:text-properties officeooo:rsid="00040a2b"/>
    </style:style>
    <style:style style:name="T107" style:family="text">
      <style:text-properties officeooo:rsid="000686ba"/>
    </style:style>
    <style:style style:name="T108" style:family="text">
      <style:text-properties officeooo:rsid="000a27ed"/>
    </style:style>
    <style:style style:name="T109" style:family="text">
      <style:text-properties style:text-position="sub 58%"/>
    </style:style>
    <style:style style:name="T110" style:family="text">
      <style:text-properties style:text-position="sub 58%" style:font-name="Calibri1" fo:font-size="11pt" style:font-size-asian="11pt" style:font-name-complex="Calibri1" style:font-size-complex="11pt"/>
    </style:style>
    <style:style style:name="T111" style:family="text">
      <style:text-properties style:text-position="sub 58%" style:font-name="Calibri1" fo:font-size="11pt" officeooo:rsid="00100115" style:font-size-asian="11pt" style:font-name-complex="Calibri1" style:font-size-complex="11pt"/>
    </style:style>
    <style:style style:name="T112" style:family="text">
      <style:text-properties style:text-position="sub 58%" style:font-name="Calibri1" fo:font-size="11pt" officeooo:rsid="000b88f1" style:font-size-asian="11pt" style:font-name-complex="Calibri1" style:font-size-complex="11pt"/>
    </style:style>
    <style:style style:name="T113" style:family="text">
      <style:text-properties style:text-position="sub 58%" style:font-name="Calibri1" fo:font-size="11pt" officeooo:rsid="00040a2b" style:font-size-asian="11pt" style:font-name-complex="Calibri1" style:font-size-complex="11pt"/>
    </style:style>
    <style:style style:name="T114" style:family="text">
      <style:text-properties style:text-position="sub 58%" style:font-name="Calibri1" fo:font-size="11pt" officeooo:rsid="006155f6" style:font-size-asian="11pt" style:font-name-complex="Calibri1" style:font-size-complex="11pt"/>
    </style:style>
    <style:style style:name="T115" style:family="text">
      <style:text-properties style:text-position="sub 58%" style:font-name="Calibri1" fo:font-size="11pt" officeooo:rsid="00665d67" style:font-size-asian="11pt" style:font-name-complex="Calibri1" style:font-size-complex="11pt"/>
    </style:style>
    <style:style style:name="T116" style:family="text">
      <style:text-properties style:text-position="sub 58%" style:font-name="Calibri1" fo:font-size="11pt" officeooo:rsid="007b33a4" style:font-size-asian="11pt" style:font-name-complex="Calibri1" style:font-size-complex="11pt"/>
    </style:style>
    <style:style style:name="T117" style:family="text">
      <style:text-properties style:text-position="sub 58%" style:font-name="Calibri1" fo:font-size="11pt" officeooo:rsid="007ecc3b" style:font-size-asian="11pt" style:font-name-complex="Calibri1" style:font-size-complex="11pt"/>
    </style:style>
    <style:style style:name="T118" style:family="text">
      <style:text-properties style:text-position="sub 58%" style:font-name="Calibri1" fo:font-size="11pt" officeooo:rsid="00becd73" style:font-size-asian="11pt" style:font-size-complex="11pt"/>
    </style:style>
    <style:style style:name="T119" style:family="text">
      <style:text-properties style:text-position="sub 58%" style:font-name="Calibri1" fo:font-weight="normal" officeooo:rsid="00241cfd" style:font-weight-asian="normal" style:font-weight-complex="normal"/>
    </style:style>
    <style:style style:name="T120" style:family="text">
      <style:text-properties style:text-position="sub 58%" officeooo:rsid="00040a2b"/>
    </style:style>
    <style:style style:name="T121" style:family="text">
      <style:text-properties style:text-position="sub 58%" officeooo:rsid="008bc721"/>
    </style:style>
    <style:style style:name="T122" style:family="text">
      <style:text-properties style:text-position="sub 58%" officeooo:rsid="0085b505" fo:background-color="transparent" loext:char-shading-value="0"/>
    </style:style>
    <style:style style:name="T123" style:family="text">
      <style:text-properties style:text-position="sub 58%" style:font-name="Calibri3" style:font-name-complex="Calibri"/>
    </style:style>
    <style:style style:name="T124" style:family="text">
      <style:text-properties officeooo:rsid="000b88f1"/>
    </style:style>
    <style:style style:name="T125" style:family="text">
      <style:text-properties officeooo:rsid="00109b02"/>
    </style:style>
    <style:style style:name="T126" style:family="text">
      <style:text-properties fo:font-weight="normal" style:font-weight-asian="normal" style:font-weight-complex="normal"/>
    </style:style>
    <style:style style:name="T127" style:family="text">
      <style:text-properties fo:font-weight="normal" officeooo:rsid="0040324e" style:font-weight-asian="normal" style:font-weight-complex="normal"/>
    </style:style>
    <style:style style:name="T128" style:family="text">
      <style:text-properties fo:font-weight="normal" officeooo:rsid="0049d0d7" style:font-weight-asian="normal" style:font-weight-complex="normal"/>
    </style:style>
    <style:style style:name="T129" style:family="text">
      <style:text-properties fo:font-weight="normal" officeooo:rsid="004ad57e" style:font-weight-asian="normal" style:font-weight-complex="normal"/>
    </style:style>
    <style:style style:name="T130" style:family="text">
      <style:text-properties fo:font-weight="normal" officeooo:rsid="0072201c" style:font-weight-asian="normal" style:font-weight-complex="normal"/>
    </style:style>
    <style:style style:name="T131" style:family="text">
      <style:text-properties fo:font-weight="normal" officeooo:rsid="00555caf" style:font-weight-asian="normal" style:font-weight-complex="normal"/>
    </style:style>
    <style:style style:name="T132" style:family="text">
      <style:text-properties fo:font-weight="normal" officeooo:rsid="00a10fdc" style:font-weight-asian="normal" style:font-weight-complex="normal"/>
    </style:style>
    <style:style style:name="T133" style:family="text">
      <style:text-properties fo:font-weight="normal" officeooo:rsid="009f9e1a" style:font-weight-asian="normal" style:font-weight-complex="normal"/>
    </style:style>
    <style:style style:name="T134" style:family="text">
      <style:text-properties fo:font-weight="normal" officeooo:rsid="00253813" style:font-weight-asian="normal" style:font-weight-complex="normal"/>
    </style:style>
    <style:style style:name="T135" style:family="text">
      <style:text-properties fo:font-weight="normal" officeooo:rsid="0042cf33" style:font-weight-asian="normal" style:font-weight-complex="normal"/>
    </style:style>
    <style:style style:name="T136" style:family="text">
      <style:text-properties officeooo:rsid="002377ba"/>
    </style:style>
    <style:style style:name="T137" style:family="text">
      <style:text-properties style:text-position="0% 100%" style:font-name="Calibri1" fo:font-weight="normal" officeooo:rsid="00241cfd" style:font-weight-asian="normal" style:font-weight-complex="normal"/>
    </style:style>
    <style:style style:name="T138" style:family="text">
      <style:text-properties style:text-position="0% 100%" style:font-name="Calibri1" fo:font-weight="normal" officeooo:rsid="00441c73" style:font-weight-asian="normal" style:font-weight-complex="normal"/>
    </style:style>
    <style:style style:name="T139" style:family="text">
      <style:text-properties style:text-position="0% 100%" style:font-name="Calibri1" fo:font-weight="normal" officeooo:rsid="002470db" style:font-weight-asian="normal" style:font-weight-complex="normal"/>
    </style:style>
    <style:style style:name="T140" style:family="text">
      <style:text-properties style:text-position="0% 100%" style:font-name="Calibri1" fo:font-size="11pt" officeooo:rsid="00040a2b" style:font-size-asian="11pt" style:font-name-complex="Calibri1" style:font-size-complex="11pt"/>
    </style:style>
    <style:style style:name="T141" style:family="text">
      <style:text-properties style:text-position="0% 100%" style:font-name="Calibri1" fo:font-size="11pt" officeooo:rsid="00b9c59f" style:font-size-asian="11pt" style:font-name-complex="Calibri1" style:font-size-complex="11pt"/>
    </style:style>
    <style:style style:name="T142" style:family="text">
      <style:text-properties style:text-position="0% 100%" style:font-name="Calibri1" fo:font-size="11pt" officeooo:rsid="00ba2714" style:font-size-asian="11pt" style:font-name-complex="Calibri1" style:font-size-complex="11pt"/>
    </style:style>
    <style:style style:name="T143" style:family="text">
      <style:text-properties style:text-position="0% 100%" officeooo:rsid="00040a2b"/>
    </style:style>
    <style:style style:name="T144" style:family="text">
      <style:text-properties officeooo:rsid="00253813"/>
    </style:style>
    <style:style style:name="T145" style:family="text">
      <style:text-properties officeooo:rsid="00271d71"/>
    </style:style>
    <style:style style:name="T146" style:family="text">
      <style:text-properties officeooo:rsid="002efe58"/>
    </style:style>
    <style:style style:name="T147" style:family="text">
      <style:text-properties officeooo:rsid="003098f7"/>
    </style:style>
    <style:style style:name="T148" style:family="text">
      <style:text-properties officeooo:rsid="003769fb"/>
    </style:style>
    <style:style style:name="T149" style:family="text">
      <style:text-properties officeooo:rsid="0039f0c5"/>
    </style:style>
    <style:style style:name="T150" style:family="text">
      <style:text-properties officeooo:rsid="0045c6a1"/>
    </style:style>
    <style:style style:name="T151" style:family="text">
      <style:text-properties officeooo:rsid="00465e97"/>
    </style:style>
    <style:style style:name="T152" style:family="text">
      <style:text-properties officeooo:rsid="003ec88c"/>
    </style:style>
    <style:style style:name="T153" style:family="text">
      <style:text-properties officeooo:rsid="004ad57e"/>
    </style:style>
    <style:style style:name="T154" style:family="text">
      <style:text-properties officeooo:rsid="00555caf"/>
    </style:style>
    <style:style style:name="T155" style:family="text">
      <style:text-properties officeooo:rsid="00524f9d"/>
    </style:style>
    <style:style style:name="T156" style:family="text">
      <style:text-properties style:text-position="super 58%"/>
    </style:style>
    <style:style style:name="T157" style:family="text">
      <style:text-properties officeooo:rsid="0058bc98"/>
    </style:style>
    <style:style style:name="T158" style:family="text">
      <style:text-properties style:language-asian="zh" style:country-asian="CN" style:language-complex="hi" style:country-complex="IN"/>
    </style:style>
    <style:style style:name="T159" style:family="text">
      <style:text-properties officeooo:rsid="009ba5d8" style:language-asian="zh" style:country-asian="CN" style:language-complex="hi" style:country-complex="IN"/>
    </style:style>
    <style:style style:name="T160" style:family="text">
      <style:text-properties officeooo:rsid="0062c561"/>
    </style:style>
    <style:style style:name="T161" style:family="text">
      <style:text-properties officeooo:rsid="0062f674"/>
    </style:style>
    <style:style style:name="T162" style:family="text">
      <style:text-properties officeooo:rsid="006cdc9b"/>
    </style:style>
    <style:style style:name="T163" style:family="text">
      <style:text-properties officeooo:rsid="006f3611"/>
    </style:style>
    <style:style style:name="T164" style:family="text">
      <style:text-properties officeooo:rsid="00705511"/>
    </style:style>
    <style:style style:name="T165" style:family="text">
      <style:text-properties officeooo:rsid="0072201c"/>
    </style:style>
    <style:style style:name="T166" style:family="text">
      <style:text-properties officeooo:rsid="007487bf"/>
    </style:style>
    <style:style style:name="T167" style:family="text">
      <style:text-properties officeooo:rsid="007b33a4"/>
    </style:style>
    <style:style style:name="T168" style:family="text">
      <style:text-properties officeooo:rsid="007dce0c"/>
    </style:style>
    <style:style style:name="T169" style:family="text">
      <style:text-properties officeooo:rsid="0085b505"/>
    </style:style>
    <style:style style:name="T170" style:family="text">
      <style:text-properties officeooo:rsid="0087a3c9"/>
    </style:style>
    <style:style style:name="T171" style:family="text">
      <style:text-properties officeooo:rsid="0088fcf6"/>
    </style:style>
    <style:style style:name="T172" style:family="text">
      <style:text-properties officeooo:rsid="008ade26"/>
    </style:style>
    <style:style style:name="T173" style:family="text">
      <style:text-properties officeooo:rsid="008bc721"/>
    </style:style>
    <style:style style:name="T174" style:family="text">
      <style:text-properties officeooo:rsid="008f6459"/>
    </style:style>
    <style:style style:name="T175" style:family="text">
      <style:text-properties fo:font-variant="normal" fo:text-transform="none" style:text-position="0% 100%" style:font-name="Calibri1" fo:font-size="11pt" fo:font-style="normal" style:text-underline-style="none" fo:font-weight="normal" officeooo:rsid="009b8f91" fo:background-color="transparent" loext:char-shading-value="0" style:font-size-asian="11pt" style:font-name-complex="Calibri1" style:font-size-complex="11pt"/>
    </style:style>
    <style:style style:name="T176" style:family="text">
      <style:text-properties fo:font-variant="normal" fo:text-transform="none" style:text-position="0% 100%" style:font-name="Calibri1" fo:font-size="11pt" fo:font-style="normal" style:text-underline-style="none" fo:font-weight="normal" officeooo:rsid="006145a8" fo:background-color="transparent" loext:char-shading-value="0" style:font-size-asian="11pt" style:font-name-complex="Calibri1" style:font-size-complex="11pt"/>
    </style:style>
    <style:style style:name="T177" style:family="text">
      <style:text-properties fo:font-variant="normal" fo:text-transform="none" style:text-position="0% 100%" style:font-name="Calibri1" fo:font-size="11pt" fo:font-style="normal" style:text-underline-style="none" fo:font-weight="normal" officeooo:rsid="007fd425" style:font-size-asian="11pt" style:font-name-complex="Calibri1" style:font-size-complex="11pt"/>
    </style:style>
    <style:style style:name="T178" style:family="text">
      <style:text-properties fo:font-variant="normal" fo:text-transform="none" style:text-position="0% 100%" fo:font-style="normal" style:text-underline-style="none" fo:font-weight="normal"/>
    </style:style>
    <style:style style:name="T179" style:family="text">
      <style:text-properties fo:font-variant="normal" fo:text-transform="none" style:text-position="0% 100%" fo:font-style="normal" style:text-underline-style="none" fo:font-weight="normal" fo:background-color="transparent" loext:char-shading-value="0"/>
    </style:style>
    <style:style style:name="T180" style:family="text">
      <style:text-properties fo:font-variant="normal" fo:text-transform="none" style:text-position="0% 100%" style:font-name="Calibri3" fo:font-style="normal" style:text-underline-style="none" fo:font-weight="normal" style:font-name-complex="Calibri"/>
    </style:style>
    <style:style style:name="T181" style:family="text">
      <style:text-properties officeooo:rsid="0085b505" fo:background-color="transparent" loext:char-shading-value="0"/>
    </style:style>
    <style:style style:name="T182" style:family="text">
      <style:text-properties officeooo:rsid="009ba5d8" fo:background-color="transparent" loext:char-shading-value="0"/>
    </style:style>
    <style:style style:name="T183" style:family="text">
      <style:text-properties officeooo:rsid="00bb0d09" fo:background-color="transparent" loext:char-shading-value="0"/>
    </style:style>
    <style:style style:name="T184" style:family="text">
      <style:text-properties officeooo:rsid="009ba5d8"/>
    </style:style>
    <style:style style:name="T185" style:family="text">
      <style:text-properties officeooo:rsid="009e316d"/>
    </style:style>
    <style:style style:name="T186" style:family="text">
      <style:text-properties officeooo:rsid="00a6352d"/>
    </style:style>
    <style:style style:name="T187" style:family="text">
      <style:text-properties officeooo:rsid="00a6feef"/>
    </style:style>
    <style:style style:name="T188" style:family="text">
      <style:text-properties officeooo:rsid="00a10fdc"/>
    </style:style>
    <style:style style:name="T189" style:family="text">
      <style:text-properties style:font-name="Calibri3" style:font-name-complex="Calibri"/>
    </style:style>
    <style:style style:name="T190" style:family="text">
      <style:text-properties style:font-name="Calibri3" officeooo:rsid="009f9e1a" style:font-name-complex="Calibri"/>
    </style:style>
    <style:style style:name="T191" style:family="text">
      <style:text-properties style:font-name="Calibri3" officeooo:rsid="00a925f2" style:font-name-complex="Calibri"/>
    </style:style>
    <style:style style:name="T192" style:family="text">
      <style:text-properties style:font-name="Calibri3" officeooo:rsid="00a99954" style:font-name-complex="Calibri"/>
    </style:style>
    <style:style style:name="T193" style:family="text">
      <style:text-properties style:font-name="Calibri3" officeooo:rsid="009e2d5b" style:font-name-complex="Calibri"/>
    </style:style>
    <style:style style:name="T194" style:family="text">
      <style:text-properties style:font-name="Calibri3" officeooo:rsid="00a32cfb" style:font-name-complex="Calibri"/>
    </style:style>
    <style:style style:name="T195" style:family="text">
      <style:text-properties style:font-name="Calibri3" officeooo:rsid="00a7912b" style:font-name-complex="Calibri"/>
    </style:style>
    <style:style style:name="T196" style:family="text">
      <style:text-properties style:font-name="Calibri3" officeooo:rsid="00253813" style:font-name-complex="Calibri"/>
    </style:style>
    <style:style style:name="T197" style:family="text">
      <style:text-properties style:font-name="Calibri3" officeooo:rsid="00bb0d09" style:font-name-complex="Calibri"/>
    </style:style>
    <style:style style:name="T198" style:family="text">
      <style:text-properties style:font-name="Calibri3" officeooo:rsid="00bdb2c9" style:font-name-complex="Calibri"/>
    </style:style>
    <style:style style:name="T199" style:family="text">
      <style:text-properties style:font-name="Calibri3" fo:font-weight="normal" officeooo:rsid="00a32cfb" style:font-weight-asian="normal" style:font-name-complex="Calibri" style:font-weight-complex="normal"/>
    </style:style>
    <style:style style:name="T200" style:family="text">
      <style:text-properties style:font-name="Calibri3" fo:font-size="11pt" officeooo:rsid="00a99954" style:font-name-asian="Noto Serif CJK SC" style:font-size-asian="12pt" style:language-asian="zh" style:country-asian="CN" style:font-name-complex="Calibri" style:font-size-complex="12pt" style:language-complex="hi" style:country-complex="IN"/>
    </style:style>
    <style:style style:name="T201" style:family="text">
      <style:text-properties style:font-name="Calibri3" fo:font-weight="bold" officeooo:rsid="009e2d5b" style:font-weight-asian="bold" style:font-name-complex="Calibri" style:font-weight-complex="bold"/>
    </style:style>
    <style:style style:name="T202" style:family="text">
      <style:text-properties officeooo:rsid="009f9e1a"/>
    </style:style>
    <style:style style:name="T203" style:family="text">
      <style:text-properties fo:background-color="#ffff00" loext:char-shading-value="0"/>
    </style:style>
    <style:style style:name="T204" style:family="text">
      <style:text-properties officeooo:rsid="009f9e1a" fo:background-color="#ffff00" loext:char-shading-value="0"/>
    </style:style>
    <style:style style:name="T205" style:family="text">
      <style:text-properties officeooo:rsid="00bdb2c9" fo:background-color="#ffff00" loext:char-shading-value="0"/>
    </style:style>
    <style:style style:name="T206" style:family="text">
      <style:text-properties officeooo:rsid="00a4da8b"/>
    </style:style>
    <style:style style:name="T207" style:family="text">
      <style:text-properties officeooo:rsid="00a2c6de"/>
    </style:style>
    <style:style style:name="T208" style:family="text">
      <style:text-properties officeooo:rsid="00a32cfb"/>
    </style:style>
    <style:style style:name="T209" style:family="text">
      <style:text-properties officeooo:rsid="00afc37b"/>
    </style:style>
    <style:style style:name="T210" style:family="text">
      <style:text-properties officeooo:rsid="00b05e4f"/>
    </style:style>
    <style:style style:name="T211" style:family="text">
      <style:text-properties officeooo:rsid="00b0c6ae"/>
    </style:style>
    <style:style style:name="T212" style:family="text">
      <style:text-properties officeooo:rsid="00b1dd27"/>
    </style:style>
    <style:style style:name="T213" style:family="text">
      <style:text-properties officeooo:rsid="00b3b69e"/>
    </style:style>
    <style:style style:name="T214" style:family="text">
      <style:text-properties officeooo:rsid="00b3f760"/>
    </style:style>
    <style:style style:name="T215" style:family="text">
      <style:text-properties officeooo:rsid="00b4b0ae"/>
    </style:style>
    <style:style style:name="T216" style:family="text">
      <style:text-properties officeooo:rsid="00bb0721"/>
    </style:style>
    <style:style style:name="T217" style:family="text">
      <style:text-properties officeooo:rsid="00bb0d09"/>
    </style:style>
    <style:style style:name="T218" style:family="text">
      <style:text-properties officeooo:rsid="00bcc3d8"/>
    </style:style>
    <style:style style:name="T219" style:family="text">
      <style:text-properties officeooo:rsid="00bdb2c9"/>
    </style:style>
    <style:style style:name="T220" style:family="text">
      <style:text-properties officeooo:rsid="00bc2f7b"/>
    </style:style>
    <style:style style:name="T221" style:family="text">
      <style:text-properties officeooo:rsid="00bcd6d8"/>
    </style:style>
    <style:style style:name="T222" style:family="text">
      <style:text-properties officeooo:rsid="00bfc206"/>
    </style:style>
    <style:style style:name="T223" style:family="text">
      <style:text-properties fo:font-size="9pt" fo:font-style="normal" officeooo:rsid="00bfc206" style:font-size-asian="12pt" style:font-style-asian="italic" style:font-name-complex="Lohit Devanagari" style:font-size-complex="12pt" style:font-style-complex="italic"/>
    </style:style>
    <style:style style:name="T224"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399242847968" text:id="ct1399242847968">
          <text:insertion>
            <office:change-info>
              <dc:creator>Unknown Author</dc:creator>
              <dc:date>2024-07-25T18:20:03</dc:date>
            </office:change-info>
          </text:insertion>
        </text:changed-region>
        <text:changed-region xml:id="ct1399242838176" text:id="ct1399242838176">
          <text:insertion>
            <office:change-info>
              <dc:creator>Unknown Author</dc:creator>
              <dc:date>2024-07-25T18:20:00</dc:date>
            </office:change-info>
          </text:insertion>
        </text:changed-region>
        <text:changed-region xml:id="ct1399242847680" text:id="ct1399242847680">
          <text:insertion>
            <office:change-info>
              <dc:creator>Unknown Author</dc:creator>
              <dc:date>2024-07-25T18:19:42</dc:date>
            </office:change-info>
          </text:insertion>
        </text:changed-region>
        <text:changed-region xml:id="ct1399242840192" text:id="ct1399242840192">
          <text:deletion>
            <office:change-info>
              <dc:creator>Unknown Author</dc:creator>
              <dc:date>2024-07-25T18:19:58</dc:date>
            </office:change-info>
            <text:p text:style-name="Fig.">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text:deletion>
        </text:changed-region>
        <text:changed-region xml:id="ct1398560021344" text:id="ct1398560021344">
          <text:insertion>
            <office:change-info>
              <dc:creator>Unknown Author</dc:creator>
              <dc:date>2024-07-25T17:57:02</dc:date>
            </office:change-info>
          </text:insertion>
        </text:changed-region>
        <text:changed-region xml:id="ct1398560023360" text:id="ct1398560023360">
          <text:insertion>
            <office:change-info>
              <dc:creator>Unknown Author</dc:creator>
              <dc:date>2024-07-25T18:02:52</dc:date>
            </office:change-info>
          </text:insertion>
        </text:changed-region>
        <text:changed-region xml:id="ct1398560018176" text:id="ct1398560018176">
          <text:deletion>
            <office:change-info>
              <dc:creator>Unknown Author</dc:creator>
              <dc:date>2024-07-25T18:03:39</dc:date>
            </office:change-info>
            <text:p text:style-name="Figure">WT</text:p>
          </text:deletion>
        </text:changed-region>
        <text:changed-region xml:id="ct1398560018464" text:id="ct1398560018464">
          <text:insertion>
            <office:change-info>
              <dc:creator>Unknown Author</dc:creator>
              <dc:date>2024-07-25T18:03:39</dc:date>
            </office:change-info>
          </text:insertion>
        </text:changed-region>
        <text:changed-region xml:id="ct1398544241952" text:id="ct1398544241952">
          <text:deletion>
            <office:change-info>
              <dc:creator>Unknown Author</dc:creator>
              <dc:date>2024-07-25T17:21:18</dc:date>
            </office:change-info>
            <text:p text:style-name="P2"><text:s/>were able to</text:p>
          </text:deletion>
        </text:changed-region>
        <text:changed-region xml:id="ct1398544245984" text:id="ct1398544245984">
          <text:insertion>
            <office:change-info>
              <dc:creator>Unknown Author</dc:creator>
              <dc:date>2024-07-25T17:21:21</dc:date>
            </office:change-info>
          </text:insertion>
        </text:changed-region>
        <text:changed-region xml:id="ct1398544242240" text:id="ct1398544242240">
          <text:insertion>
            <office:change-info>
              <dc:creator>Unknown Author</dc:creator>
              <dc:date>2024-07-25T17:21:37</dc:date>
            </office:change-info>
          </text:insertion>
        </text:changed-region>
        <text:changed-region xml:id="ct1398544246560" text:id="ct1398544246560">
          <text:deletion>
            <office:change-info>
              <dc:creator>Unknown Author</dc:creator>
              <dc:date>2024-07-25T17:21:39</dc:date>
            </office:change-info>
            <text:p text:style-name="P2"><text:span text:style-name="T150">can</text:span></text:p>
          </text:deletion>
        </text:changed-region>
        <text:changed-region xml:id="ct1398544242528" text:id="ct1398544242528">
          <text:insertion>
            <office:change-info>
              <dc:creator>Unknown Author</dc:creator>
              <dc:date>2024-07-25T17:21:41</dc:date>
            </office:change-info>
          </text:insertion>
        </text:changed-region>
        <text:changed-region xml:id="ct1398544259232" text:id="ct1398544259232">
          <text:deletion>
            <office:change-info>
              <dc:creator>Unknown Author</dc:creator>
              <dc:date>2024-07-25T17:21:41</dc:date>
            </office:change-info>
            <text:p text:style-name="P2">e</text:p>
          </text:deletion>
        </text:changed-region>
        <text:changed-region xml:id="ct1398544251456" text:id="ct1398544251456">
          <text:deletion>
            <office:change-info>
              <dc:creator>Unknown Author</dc:creator>
              <dc:date>2024-07-25T17:21:52</dc:date>
            </office:change-info>
            <text:p text:style-name="P2"><text:span text:style-name="T150">association</text:span> </text:p>
          </text:deletion>
        </text:changed-region>
        <text:changed-region xml:id="ct1398559986784" text:id="ct1398559986784">
          <text:insertion>
            <office:change-info>
              <dc:creator>Unknown Author</dc:creator>
              <dc:date>2024-07-25T17:34:06</dc:date>
            </office:change-info>
          </text:insertion>
        </text:changed-region>
        <text:changed-region xml:id="ct1398559992832" text:id="ct1398559992832">
          <text:insertion>
            <office:change-info>
              <dc:creator>Unknown Author</dc:creator>
              <dc:date>2024-07-25T17:37:00</dc:date>
            </office:change-info>
          </text:insertion>
        </text:changed-region>
        <text:changed-region xml:id="ct1398559993120" text:id="ct1398559993120">
          <text:deletion>
            <office:change-info>
              <dc:creator>Unknown Author</dc:creator>
              <dc:date>2024-07-25T17:37:03</dc:date>
            </office:change-info>
            <text:p text:style-name="First_20_line_20_indent"><text:span text:style-name="Default_20_Paragraph_20_Font"><text:span text:style-name="T148">human</text:span></text:span></text:p>
          </text:deletion>
        </text:changed-region>
        <text:changed-region xml:id="ct1398559997728" text:id="ct1398559997728">
          <text:deletion>
            <office:change-info>
              <dc:creator>Unknown Author</dc:creator>
              <dc:date>2024-07-25T17:37:09</dc:date>
            </office:change-info>
            <text:p text:style-name="First_20_line_20_indent"><text:span text:style-name="Default_20_Paragraph_20_Font"><text:span text:style-name="T148">, cystic fibrosis, </text:span></text:span></text:p>
          </text:deletion>
        </text:changed-region>
        <text:changed-region xml:id="ct1398560010688" text:id="ct1398560010688">
          <text:insertion>
            <office:change-info>
              <dc:creator>Unknown Author</dc:creator>
              <dc:date>2024-07-25T17:49:44</dc:date>
            </office:change-info>
          </text:insertion>
        </text:changed-region>
        <text:changed-region xml:id="ct1398560009824" text:id="ct1398560009824">
          <text:deletion>
            <office:change-info>
              <dc:creator>Unknown Author</dc:creator>
              <dc:date>2024-07-25T17:49:44</dc:date>
            </office:change-info>
            <text:p text:style-name="First_20_line_20_indent"><text:reference-mark-start text:name="ZOTERO_ITEM CSL_CITATION {&quot;citationID&quot;:&quot;oaXiNfcd&quot;,&quot;properties&quot;:{&quot;formattedCitation&quot;:&quot;(Gregersen et al., 2006; Partridge et al., 2004; Sanders &amp; Myers, 2004)&quot;,&quot;plainCitation&quot;:&quot;(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qTgsqYAwgm"/><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8">(Gregersen et al., 2006; Partridge et al., 2004; Sanders &amp; Myers, 2004)</text:span></text:span><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reference-mark-end text:name="ZOTERO_ITEM CSL_CITATION {&quot;citationID&quot;:&quot;oaXiNfcd&quot;,&quot;properties&quot;:{&quot;formattedCitation&quot;:&quot;(Gregersen et al., 2006; Partridge et al., 2004; Sanders &amp; Myers, 2004)&quot;,&quot;plainCitation&quot;:&quot;(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qTgsqYAwgm"/></text:p>
          </text:deletion>
        </text:changed-region>
        <text:changed-region xml:id="ct1399050699936" text:id="ct1399050699936">
          <text:insertion>
            <office:change-info>
              <dc:creator>Alessandro Senes</dc:creator>
              <dc:date>2024-06-28T14:18:04</dc:date>
            </office:change-info>
          </text:insertion>
        </text:changed-region>
        <text:changed-region xml:id="ct1399050695616" text:id="ct1399050695616">
          <text:deletion>
            <office:change-info>
              <dc:creator>Alessandro Senes</dc:creator>
              <dc:date>2024-07-22T20:36:06</dc:date>
            </office:change-info>
            <text:p text:style-name="P30"><text:span text:style-name="Default_20_Paragraph_20_Font"><text:span text:style-name="T1"><text:s/></text:span></text:span></text:p>
          </text:deletion>
        </text:changed-region>
        <text:changed-region xml:id="ct1399050703392" text:id="ct1399050703392">
          <text:insertion>
            <office:change-info>
              <dc:creator>Alessandro Senes</dc:creator>
              <dc:date>2024-07-22T20:36:27</dc:date>
            </office:change-info>
          </text:insertion>
        </text:changed-region>
        <text:changed-region xml:id="ct1399050709728" text:id="ct1399050709728">
          <text:insertion>
            <office:change-info>
              <dc:creator>Alessandro Senes</dc:creator>
              <dc:date>2024-06-28T15:41:48</dc:date>
            </office:change-info>
          </text:insertion>
        </text:changed-region>
        <text:changed-region xml:id="ct1399050699360" text:id="ct1399050699360">
          <text:deletion>
            <office:change-info>
              <dc:creator>Alessandro Senes</dc:creator>
              <dc:date>2024-07-22T20:36:41</dc:date>
            </office:change-info>
            <text:p text:style-name="First_20_line_20_indent"><text:span text:style-name="Default_20_Paragraph_20_Font"><text:span text:style-name="T26"><text:s/></text:span></text:span></text:p>
          </text:deletion>
        </text:changed-region>
        <text:changed-region xml:id="ct1398560010400" text:id="ct1398560010400">
          <text:insertion>
            <office:change-info>
              <dc:creator>Unknown Author</dc:creator>
              <dc:date>2024-07-25T17:44:37</dc:date>
            </office:change-info>
          </text:insertion>
        </text:changed-region>
        <text:changed-region xml:id="ct1399050697344" text:id="ct1399050697344">
          <text:insertion>
            <office:change-info>
              <dc:creator>Alessandro Senes</dc:creator>
              <dc:date>2024-07-22T20:41:03</dc:date>
            </office:change-info>
          </text:insertion>
        </text:changed-region>
        <text:changed-region xml:id="ct1398560002336" text:id="ct1398560002336">
          <text:insertion>
            <office:change-info>
              <dc:creator>Unknown Author</dc:creator>
              <dc:date>2024-07-25T17:49:33</dc:date>
            </office:change-info>
          </text:insertion>
        </text:changed-region>
        <text:changed-region xml:id="ct1399242907008" text:id="ct1399242907008">
          <text:insertion>
            <office:change-info>
              <dc:creator>Unknown Author</dc:creator>
              <dc:date>2024-07-25T18:12:51</dc:date>
            </office:change-info>
          </text:insertion>
        </text:changed-region>
        <text:changed-region xml:id="ct1399242849408" text:id="ct1399242849408">
          <text:insertion>
            <office:change-info>
              <dc:creator>Unknown Author</dc:creator>
              <dc:date>2024-07-25T18:19:28</dc:date>
            </office:change-info>
          </text:insertion>
        </text:changed-region>
        <text:changed-region xml:id="ct1399050709152" text:id="ct1399050709152">
          <text:insertion>
            <office:change-info>
              <dc:creator>Alessandro Senes</dc:creator>
              <dc:date>2024-07-24T17:32:51</dc:date>
            </office:change-info>
          </text:insertion>
        </text:changed-region>
        <text:changed-region xml:id="ct1399242846528" text:id="ct1399242846528">
          <text:insertion>
            <office:change-info>
              <dc:creator>Unknown Author</dc:creator>
              <dc:date>2024-07-25T18:17:13</dc:date>
            </office:change-info>
          </text:insertion>
        </text:changed-region>
        <text:changed-region xml:id="ct1399242837024" text:id="ct1399242837024">
          <text:insertion>
            <office:change-info>
              <dc:creator>Unknown Author</dc:creator>
              <dc:date>2024-07-25T18:10:57</dc:date>
            </office:change-info>
          </text:insertion>
        </text:changed-region>
        <text:changed-region xml:id="ct1398560017600" text:id="ct1398560017600">
          <text:insertion>
            <office:change-info>
              <dc:creator>Unknown Author</dc:creator>
              <dc:date>2024-07-25T18:05:41</dc:date>
            </office:change-info>
          </text:insertion>
        </text:changed-region>
        <text:changed-region xml:id="ct1398560019328" text:id="ct1398560019328">
          <text:deletion>
            <office:change-info>
              <dc:creator>Unknown Author</dc:creator>
              <dc:date>2024-07-25T18:05:46</dc:date>
            </office:change-info>
            <text:p text:style-name="P40">account for this</text:p>
          </text:deletion>
        </text:changed-region>
        <text:changed-region xml:id="ct1398560019616" text:id="ct1398560019616">
          <text:insertion>
            <office:change-info>
              <dc:creator>Unknown Author</dc:creator>
              <dc:date>2024-07-25T18:05:52</dc:date>
            </office:change-info>
          </text:insertion>
        </text:changed-region>
        <text:changed-region xml:id="ct1398560020768" text:id="ct1398560020768">
          <text:deletion>
            <office:change-info>
              <dc:creator>Unknown Author</dc:creator>
              <dc:date>2024-07-25T18:05:51</dc:date>
            </office:change-info>
            <text:p text:style-name="P40">o</text:p>
          </text:deletion>
        </text:changed-region>
        <text:changed-region xml:id="ct1398560019904" text:id="ct1398560019904">
          <text:insertion>
            <office:change-info>
              <dc:creator>Unknown Author</dc:creator>
              <dc:date>2024-07-25T18:05:53</dc:date>
            </office:change-info>
          </text:insertion>
        </text:changed-region>
        <text:changed-region xml:id="ct1398560020480" text:id="ct1398560020480">
          <text:deletion>
            <office:change-info>
              <dc:creator>Unknown Author</dc:creator>
              <dc:date>2024-07-25T18:05:17</dc:date>
            </office:change-info>
            <text:p text:style-name="P40"><text:s/>each</text:p>
          </text:deletion>
        </text:changed-region>
        <text:changed-region xml:id="ct1398560022496" text:id="ct1398560022496">
          <text:insertion>
            <office:change-info>
              <dc:creator>Unknown Author</dc:creator>
              <dc:date>2024-07-25T18:05:19</dc:date>
            </office:change-info>
          </text:insertion>
        </text:changed-region>
        <text:changed-region xml:id="ct1398560021920" text:id="ct1398560021920">
          <text:deletion>
            <office:change-info>
              <dc:creator>Unknown Author</dc:creator>
              <dc:date>2024-07-25T18:06:38</dc:date>
            </office:change-info>
            <text:p text:style-name="P36">what we </text:p>
          </text:deletion>
        </text:changed-region>
        <text:changed-region xml:id="ct1398544159872" text:id="ct1398544159872">
          <text:deletion>
            <office:change-info>
              <dc:creator>Unknown Author</dc:creator>
              <dc:date>2024-07-25T18:07:36</dc:date>
            </office:change-info>
            <text:p text:style-name="P61"><text:span text:style-name="T192"><text:s/>all</text:span></text:p>
          </text:deletion>
        </text:changed-region>
        <text:changed-region xml:id="ct1398544154688" text:id="ct1398544154688">
          <text:insertion>
            <office:change-info>
              <dc:creator>Unknown Author</dc:creator>
              <dc:date>2024-07-25T18:07:38</dc:date>
            </office:change-info>
          </text:insertion>
        </text:changed-region>
        <text:changed-region xml:id="ct1398560021056" text:id="ct1398560021056">
          <text:insertion>
            <office:change-info>
              <dc:creator>Unknown Author</dc:creator>
              <dc:date>2024-07-25T18:07:24</dc:date>
            </office:change-info>
          </text:insertion>
        </text:changed-region>
        <text:changed-region xml:id="ct1399215778576" text:id="ct1399215778576">
          <text:deletion>
            <office:change-info>
              <dc:creator>Unknown Author</dc:creator>
              <dc:date>2024-07-25T18:08:20</dc:date>
            </office:change-info>
            <text:p text:style-name="P61"><text:span text:style-name="T191">We determined the distribution of all amino acids present </text:span><text:span text:style-name="T192">in our helical pairs</text:span><text:span text:style-name="T191">. </text:span></text:p>
          </text:deletion>
        </text:changed-region>
        <text:changed-region xml:id="ct1399215772528" text:id="ct1399215772528">
          <text:deletion>
            <office:change-info>
              <dc:creator>Unknown Author</dc:creator>
              <dc:date>2024-07-25T18:08:35</dc:date>
            </office:change-info>
            <text:p text:style-name="P61"><text:span text:style-name="T191">un</text:span></text:p>
          </text:deletion>
        </text:changed-region>
        <text:changed-region xml:id="ct1399215771376" text:id="ct1399215771376">
          <text:insertion>
            <office:change-info>
              <dc:creator>Unknown Author</dc:creator>
              <dc:date>2024-07-25T18:08:48</dc:date>
            </office:change-info>
          </text:insertion>
        </text:changed-region>
        <text:changed-region xml:id="ct1399215773680" text:id="ct1399215773680">
          <text:deletion>
            <office:change-info>
              <dc:creator>Unknown Author</dc:creator>
              <dc:date>2024-07-25T18:08:48</dc:date>
            </office:change-info>
            <text:p text:style-name="P61"><text:span text:style-name="T198">I</text:span></text:p>
          </text:deletion>
        </text:changed-region>
        <text:changed-region xml:id="ct1398560007808" text:id="ct1398560007808">
          <text:insertion>
            <office:change-info>
              <dc:creator>Unknown Author</dc:creator>
              <dc:date>2024-07-25T18:07:06</dc:date>
            </office:change-info>
          </text:insertion>
        </text:changed-region>
        <text:changed-region xml:id="ct1398560012992" text:id="ct1398560012992">
          <text:deletion>
            <office:change-info>
              <dc:creator>Unknown Author</dc:creator>
              <dc:date>2024-07-25T18:07:06</dc:date>
            </office:change-info>
            <text:p text:style-name="P38"><text:span text:style-name="T219">I</text:span></text:p>
          </text:deletion>
        </text:changed-region>
        <text:changed-region xml:id="ct1398560014432" text:id="ct1398560014432">
          <text:deletion>
            <office:change-info>
              <dc:creator>Unknown Author</dc:creator>
              <dc:date>2024-07-25T18:07:09</dc:date>
            </office:change-info>
            <text:p text:style-name="P38">needed to</text:p>
          </text:deletion>
        </text:changed-region>
        <text:changed-region xml:id="ct1398560024512" text:id="ct1398560024512">
          <text:insertion>
            <office:change-info>
              <dc:creator>Unknown Author</dc:creator>
              <dc:date>2024-07-25T18:07:14</dc:date>
            </office:change-info>
          </text:insertion>
        </text:changed-region>
        <text:changed-region xml:id="ct1398560012416" text:id="ct1398560012416">
          <text:insertion>
            <office:change-info>
              <dc:creator>Unknown Author</dc:creator>
              <dc:date>2024-07-25T18:06:58</dc:date>
            </office:change-info>
          </text:insertion>
        </text:changed-region>
        <text:changed-region xml:id="ct1398560015872" text:id="ct1398560015872">
          <text:deletion>
            <office:change-info>
              <dc:creator>Unknown Author</dc:creator>
              <dc:date>2024-07-25T18:07:01</dc:date>
            </office:change-info>
            <text:p text:style-name="P38"><text:span text:style-name="T219">I then</text:span></text:p>
          </text:deletion>
        </text:changed-region>
        <text:changed-region xml:id="ct1399050697632" text:id="ct1399050697632">
          <text:deletion>
            <office:change-info>
              <dc:creator>Unknown Author</dc:creator>
              <dc:date>2024-07-25T13:55:12</dc:date>
            </office:change-info>
            <text:p text:style-name="P57"><text:span text:style-name="Default_20_Paragraph_20_Font"><text:span text:style-name="T94">Other potential Supplement</text:span></text:span></text:p>
            <text:p text:style-name="P26">Tables for cloning/trimming sequences for analysis</text:p>
            <text:p text:style-name="P26">Sequence Entropy</text:p>
            <text:p text:style-name="P26">Subset of designed structures</text:p>
            <text:p text:style-name="P26">Hbonding analysis structures</text:p>
            <text:p text:style-name="P56"><text:span text:style-name="Default_20_Paragraph_20_Font"><text:span text:style-name="T126">deltaG Conve</text:span></text:span><text:span text:style-name="Default_20_Paragraph_20_Font"><text:span text:style-name="T128">r</text:span></text:span><text:span text:style-name="Default_20_Paragraph_20_Font"><text:span text:style-name="T126">s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21"/>
          <text:p text:style-name="Figure"><text:span text:style-name="T94">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85">clash</text:span> (<text:span text:style-name="T185">red</text:span>) and <text:span text:style-name="T185">void</text:span> (<text:span text:style-name="T185">orange</text:span>) mutants.<text:change-start text:change-id="ct1398560021344"/> <text:span text:style-name="T219">Box and whisker plots separate the data by designating the lowest 25% and highest 25% of the data as whiskers outside of the box. The box highlights the middle 50% of the interquartile range with a line at the median of all values (shown as points).</text:span><text:change-end text:change-id="ct1398560021344"/><text:change-start text:change-id="ct1398560023360"/><text:span text:style-name="T219"> Outliers are represented as diamonds outside of the range of the box and whisker plot.</text:span><text:change-end text:change-id="ct1398560023360"/> p-values determining the significant difference between <text:change text:change-id="ct1398560018176"/><text:change-start text:change-id="ct1398560018464"/><text:span text:style-name="T219">design</text:span><text:change-end text:change-id="ct1398560018464"/>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4"/>
          <text:p text:style-name="Fig."><text:span text:style-name="T94">Figure DELTA_G_DATA:</text:span> A)<text:change-start text:change-id="ct1399242847968"/> <text:span text:style-name="T222">Filtered boxplots of the designs and their corresponding mutants. </text:span><text:span text:style-name="T223">p</text:span><text:span text:style-name="T222">-values relaying significant differences between designs and mutants plotted over each boxplot.</text:span><text:change-end text:change-id="ct1399242847968"/> <text:change-start text:change-id="ct1399242838176"/><text:span text:style-name="T222">B) </text:span><text:change-end text:change-id="ct1399242838176"/>Design energy score plotted vs dimerization propensity in %GpA and <text:change-start text:change-id="ct1399242847680"/><text:span text:style-name="T222">calculated </text:span><text:change-end text:change-id="ct1399242847680"/>ΔG. Dimerization propensity was converted to biophysical ΔG using methods from an in vitro FRET studying GASright association (Díaz Vázquez et al., 2023) <text:change text:change-id="ct1399242840192"/></text:p>
        </draw:text-box>
      </draw:frame>
      <draw:frame draw:style-name="fr3" draw:name="Frame2" text:anchor-type="page" text:anchor-page-number="5" svg:y="1.2201in" svg:width="6.9299in" style:rel-width="99%" draw:z-index="0">
        <draw:text-box fo:min-height="6.2047in">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Fig."><text:span text:style-name="T94">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text:p text:style-name="P59">Investigating the effect of side chain packing on membrane protein association</text:p>
      <text:p text:style-name="P5"><text:span text:style-name="T155">Gilbert J. Loiseau</text:span><text:span text:style-name="T156">1,2</text:span> <text:span text:style-name="T155">a</text:span>nd Alessandro Senes<text:span text:style-name="T156">1,@</text:span></text:p>
      <text:p text:style-name="P4"/>
      <text:p text:style-name="P5"><text:span text:style-name="T156">1</text:span>Department of Biochemistry, University of Wisconsin-Madison, Madison, WI 53706</text:p>
      <text:p text:style-name="P5"><text:span text:style-name="T156">2</text:span>Integrated Program in Biochemistry, University of Wisconsin-Madison, Madison, WI 53706</text:p>
      <text:p text:style-name="P5"/>
      <text:p text:style-name="P5">@Corresponding author: senes@wisc.edu</text:p>
      <text:p text:style-name="P5"/>
      <text:p text:style-name="P5">ORCID:</text:p>
      <text:p text:style-name="P5"><text:span text:style-name="T155">GJL</text:span>:<text:tab/>0009-0003-8186-5275</text:p>
      <text:p text:style-name="P5">AS:<text:tab/>0000-0002-3807-2275</text:p>
      <text:h text:style-name="Heading_20_3" text:outline-level="3">Abstract</text:h>
      <text:p text:style-name="P2">Membrane protein folding <text:span text:style-name="T219">occurs as a</text:span> result <text:span text:style-name="T219">of </text:span>a<text:span text:style-name="T219">n equilibrium</text:span> of biophysical forces. Polar and charged interactions have the ability to drive folding within the hydrophobic environment of the membrane. The stabilizing effects of sidechain packing on membrane protein folding <text:span text:style-name="T148">were</text:span> deduced in a variety of foundational bacterhiorhodopsin studies, and <text:span text:style-name="T148">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text:change text:change-id="ct1398544241952"/> design<text:change-start text:change-id="ct1398544245984"/><text:span text:style-name="T219">ed</text:span><text:change-end text:change-id="ct1398544245984"/> hundreds of sequences that self-associate. Structural characterization through mutations on a subset of these proteins suggests that packing <text:change-start text:change-id="ct1398544242240"/><text:span text:style-name="T219">is a weak</text:span><text:change-end text:change-id="ct1398544242240"/><text:change text:change-id="ct1398544246560"/> driv<text:change-start text:change-id="ct1398544242528"/><text:span text:style-name="T219">ing force</text:span><text:change-end text:change-id="ct1398544242528"/><text:change text:change-id="ct1398544259232"/> <text:change text:change-id="ct1398544251456"/>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48">Hydrogen bonding and polar interactions have been found to modestly stabilize both large protein complexes </text:span><text:reference-mark-start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48">(Ben-Tal et al., 1997; Bowie, 2011; Mitchell &amp; Price, 1990; Rose &amp; Wolfenden, 1993; Tsemekhman et al., 2007)</text:span><text:reference-mark-end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48"> and association of smaller peptides such as glycophorin A (GpA) </text:span><text:reference-mark-start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48">(MacKenzie et al., 1997; Smith et al., 2002)</text:span><text:reference-mark-end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48">. Mutations to key hydrogen bonding residues plays a role in promoting disease states such as</text:span><text:change-start text:change-id="ct1398559986784"/><text:span text:style-name="T148"> </text:span><text:span text:style-name="T219">cystic fibrosis</text:span><text:change-end text:change-id="ct1398559986784"/><text:span text:style-name="T148"> </text:span><text:reference-mark-start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48">(Partridge et al., 2004; Therien et al., 2001; Wehbi et al., 2008)</text:span><text:reference-mark-end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48">(cites). </text:span><text:span text:style-name="Default_20_Paragraph_20_Font"><text:span text:style-name="T148">Misfolding of membrane proteins has been found to be involved in several </text:span></text:span><text:change-start text:change-id="ct1398559992832"/><text:span text:style-name="Default_20_Paragraph_20_Font"><text:span text:style-name="T219">genetic</text:span></text:span><text:change-end text:change-id="ct1398559992832"/><text:change text:change-id="ct1398559993120"/><text:span text:style-name="Default_20_Paragraph_20_Font"><text:span text:style-name="T148"> diseases such as Parkinson’s</text:span></text:span><text:change text:change-id="ct1398559997728"/><text:span text:style-name="Default_20_Paragraph_20_Font"><text:span text:style-name="T148"> and cancer </text:span></text:span><text:change-start text:change-id="ct1398560010688"/><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8">(Gregersen et al., 2006; Sanders &amp; Myers, 2004)(Gregersen et al., 2006; Partridge et al., 2004; Sanders &amp; Myers, 2004)</text:span></text:span><text:change-end text:change-id="ct1398560010688"/><text:change text:change-id="ct1398560009824"/><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8">. Understanding how forces drive membrane protein folding is a critical task to further prevent disease. </text:span></text:span><text:span text:style-name="T148">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text:span></text:span><text:soft-page-break/><text:span text:style-name="Default_20_Paragraph_20_Font"><text:span text:style-name="T1">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52"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88">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75">(Lomize et al., 2006; Steinegger &amp; S</text:span></text:span><text:span text:style-name="T179">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76">.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72">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73">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1399050699936"/><text:span text:style-name="Default_20_Paragraph_20_Font"><text:span text:style-name="T21"> </text:span></text:span><text:change-end text:change-id="ct1399050699936"/><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14">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74">d</text:span></text:span><text:span text:style-name="Default_20_Paragraph_20_Font"><text:span text:style-name="T22">, ω, </text:span></text:span><text:span text:style-name="Default_20_Paragraph_20_Font"><text:span text:style-name="T74">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0"><text:span text:style-name="Figure_20_in_20_text">Fig. MP_DESIGN</text:span><text:span text:style-name="Figure_20_in_20_text"><text:span text:style-name="T184">b</text:span></text:span><text:span text:style-name="Default_20_Paragraph_20_Font"> illustrates the resulting helix-helix interaction landscape </text:span><text:span text:style-name="Default_20_Paragraph_20_Font"><text:span text:style-name="T160">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03">d</text:span></text:span><text:span text:style-name="Default_20_Paragraph_20_Font">. </text:span><text:span text:style-name="Default_20_Paragraph_20_Font"><text:span text:style-name="T160">T</text:span></text:span><text:span text:style-name="Default_20_Paragraph_20_Font">hree major high-density regions </text:span><text:span text:style-name="Default_20_Paragraph_20_Font"><text:span text:style-name="T160">are observed</text:span></text:span><text:span text:style-name="Default_20_Paragraph_20_Font">. In the left-handed region </text:span><text:span text:style-name="Default_20_Paragraph_20_Font"><text:span text:style-name="T160">(positive crossing angle </text:span></text:span><text:span text:style-name="Default_20_Paragraph_20_Font"><text:span text:style-name="T22">θ)</text:span></text:span><text:span text:style-name="Default_20_Paragraph_20_Font">, </text:span><text:span text:style-name="Default_20_Paragraph_20_Font"><text:span text:style-name="T160">the </text:span></text:span><text:span text:style-name="Default_20_Paragraph_20_Font">helical pairs are found to interact most frequently in the range between </text:span><text:span text:style-name="Default_20_Paragraph_20_Font"><text:span text:style-name="T160">approximately</text:span></text:span><text:span text:style-name="Default_20_Paragraph_20_Font"> 8.5 to 10 Å of interhelical distance and </text:span><text:span text:style-name="Default_20_Paragraph_20_Font"><text:span text:style-name="T161">a </text:span></text:span><text:span text:style-name="Default_20_Paragraph_20_Font">20 to 40° crossing angle (</text:span><text:span text:style-name="Default_20_Paragraph_20_Font"><text:span text:style-name="T158">“</text:span></text:span><text:span text:style-name="Default_20_Paragraph_20_Font">Left</text:span><text:span text:style-name="Default_20_Paragraph_20_Font"><text:span text:style-name="T158">” box in </text:span></text:span><text:span text:style-name="Default_20_Paragraph_20_Font"><text:span text:style-name="Figure_20_in_20_text"><text:span text:style-name="T158">Fig. MP_DESIGN</text:span></text:span></text:span><text:span text:style-name="Default_20_Paragraph_20_Font"><text:span text:style-name="Figure_20_in_20_text"><text:span text:style-name="T159">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pan></text:span><text:change text:change-id="ct1399050695616"/><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80">“</text:span></text:span><text:span text:style-name="Default_20_Paragraph_20_Font"><text:span text:style-name="T13">Right</text:span></text:span><text:span text:style-name="Default_20_Paragraph_20_Font"><text:span text:style-name="T80">” </text:span></text:span><text:span text:style-name="Default_20_Paragraph_20_Font"><text:span text:style-name="T79">box</text:span></text:span><text:span text:style-name="Default_20_Paragraph_20_Font"><text:span text:style-name="T13">) </text:span></text:span><text:span text:style-name="Default_20_Paragraph_20_Font"><text:span text:style-name="T54">as the second source of backbone for design based mainly on interaction between non-polar side chains</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111">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text:span></text:span><text:change-start text:change-id="ct1399050703392"/><text:span text:style-name="Default_20_Paragraph_20_Font"><text:span text:style-name="T5">-</text:span></text:span><text:change-end text:change-id="ct1399050703392"/><text:span text:style-name="Default_20_Paragraph_20_Font"><text:span text:style-name="T5">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78">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1399050709728"/><text:span text:style-name="Default_20_Paragraph_20_Font"><text:span text:style-name="T5">-</text:span></text:span><text:change-end text:change-id="ct1399050709728"/><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oft-page-break/><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15">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15">right</text:span></text:span><text:span text:style-name="Default_20_Paragraph_20_Font"><text:span text:style-name="T26"> </text:span></text:span><text:change text:change-id="ct1399050699360"/><text:span text:style-name="Default_20_Paragraph_20_Font"><text:span text:style-name="T26">can </text:span></text:span><text:span text:style-name="Default_20_Paragraph_20_Font"><text:span text:style-name="T29">form</text:span></text:span><text:span text:style-name="Default_20_Paragraph_20_Font"><text:span text:style-name="T26"> strong dimers, we decided to use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 only design </text:span></text:span><text:span text:style-name="Default_20_Paragraph_20_Font"><text:span text:style-name="T28">based on the</text:span></text:span><text:span text:style-name="Default_20_Paragraph_20_Font"><text:span text:style-name="T27"> “Left” and “Right” regions.</text:span></text:span></text:p>
      <text:h text:style-name="P53" text:outline-level="4">Selection of backbones <text:span text:style-name="T166">and </text:span>Computational Design Strategy</text:h>
      <text:p text:style-name="First_20_line_20_indent"><text:span text:style-name="T162">A total of </text:span><text:span text:style-name="Default_20_Paragraph_20_Font"><text:span text:style-name="T30">10000</text:span></text:span><text:span text:style-name="T162"> starting backbones were selected with crossing angle and inter-helical distance randomly assigned within the boundaries of the three regions highlighted in </text:span><text:span text:style-name="Figure_20_in_20_text"><text:span text:style-name="T162">Fig. MP_DESIGNb</text:span></text:span><text:span text:style-name="T162">. Since n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75">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62">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62">(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62">. The designs we based on a 21 amino acid hydrophobic segment, with the crossing point between the two monomers placed near the middle of the membrane. </text:span>For each <text:span text:style-name="T163">dimer</text:span>, <text:span text:style-name="T163">only 8 positions at the helix-helix</text:span> interface <text:span text:style-name="T163">were set as variable for the</text:span> design. <text:span text:style-name="T163">All</text:span> <text:span text:style-name="T124">non-interfacial positions of the </text:span>backbone <text:span text:style-name="T162">were</text:span> <text:span text:style-name="T124">standardized to Leucine.</text:span> <text:span text:style-name="T163">This standardization reduces variability in</text:span> hydrophobicity<text:span text:style-name="T124">, which helps obtaining consistent expression and insertion into the membrane of the TOXGREEN 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64">The pattern of variable and fixed position used for the constructs is illustrated in </text:span><text:span text:style-name="Figure_20_in_20_text"><text:span text:style-name="T164">Fig. MP_DESIGNc</text:span></text:span><text:span text:style-name="T164">. For the </text:span>GAS<text:span text:style-name="T109">right</text:span> <text:span text:style-name="T164">region, we adopted the typical pattern that spaces two interfacial positions (x) with two fixed positions (L), resulting in a 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64">T</text:span>he same interface <text:span text:style-name="T164">was applied to</text:span> the Right region <text:span text:style-name="T164">designs</text:span>, which has <text:span text:style-name="T107">similar</text:span> geometr<text:span text:style-name="T124">y</text:span> outside of a <text:span text:style-name="T124">l</text:span>arger <text:span text:style-name="T124">inter-helical</text:span> distance. <text:span text:style-name="T124">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4">(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4">. However, the specific registry of this pattern is dependent on the Z-shift and axial </text:span><text:soft-page-break/><text:span text:style-name="T124">rotation coordinate of the dimer (</text:span><text:span text:style-name="T130">see Methods</text:span><text:span text:style-name="T165">). For this reason three different interfacial patterns, all consisting of 8 variable positions, were adopted for dimeric designs in this region (</text:span><text:span text:style-name="Figure_20_in_20_text"><text:span text:style-name="T164">Fig. MP_DESIGNc</text:span></text:span><text:span text:style-name="T165">). </text:span></text:p>
      <text:p text:style-name="P46"><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12">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110">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110">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text:span></text:span><text:span text:style-name="Default_20_Paragraph_20_Font"><text:span text:style-name="T55">se</text:span></text:span><text:span text:style-name="Default_20_Paragraph_20_Font"><text:span text:style-name="T1"> regions </text:span></text:span><text:span text:style-name="Default_20_Paragraph_20_Font">(</text:span><text:span text:style-name="Figure_20_in_20_text">Fig. MP_DESIGNb</text:span><text:span text:style-name="Default_20_Paragraph_20_Font">). </text:span><text:change-start text:change-id="ct1398560010400"/><text:span text:style-name="Default_20_Paragraph_20_Font"><text:span text:style-name="T219">Ser, Thr, and Tyr were present &gt; 4% in our dataset of helical pair sequences, so we opted to include them in our designs (Supp._SEQUENCE_ENTROPY).</text:span></text:span><text:change-end text:change-id="ct1398560010400"/><text:span text:style-name="Default_20_Paragraph_20_Font"> </text:span><text:change-start text:change-id="ct1399050697344"/><text:span text:style-name="Default_20_Paragraph_20_Font"><text:span text:style-name="T84">HERE WE NEED A PARAGRAPH EXPLAINING WHY SER THR AND TYR ARE OK IN OUR PLAN.</text:span></text:span><text:span text:style-name="Default_20_Paragraph_20_Font"><text:span text:style-name="T54"> </text:span></text:span><text:change-end text:change-id="ct1399050697344"/><text:span text:style-name="Default_20_Paragraph_20_Font"><text:span text:style-name="T167">As in our previous </text:span></text:span><text:span text:style-name="Default_20_Paragraph_20_Font"><text:span text:style-name="T35">GAS</text:span></text:span><text:span text:style-name="Default_20_Paragraph_20_Font"><text:span text:style-name="T116">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First_20_line_20_indent"><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68">)</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6">(“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6">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6">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6">C</text:span></text:span><text:span text:style-name="Default_20_Paragraph_20_Font"><text:span text:style-name="T2">lash and </text:span></text:span><text:span text:style-name="Default_20_Paragraph_20_Font"><text:span text:style-name="T56">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6">C</text:span></text:span><text:span text:style-name="Default_20_Paragraph_20_Font"><text:span text:style-name="T2">lash mutants expected to result in drastic decreases as in previous studies</text:span></text:span><text:change-start text:change-id="ct1398560002336"/><text:span text:style-name="Default_20_Paragraph_20_Font"><text:span text:style-name="T2"> </text:span></text:span><text:change-end text:change-id="ct1398560002336"/><text:reference-mark-start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Khadria et al., 2014; LaPointe et al., 2013; Lawrie et al., 2010; Wei et al., 2011, 2013)</text:span></text:span><text:reference-mark-end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71">E</text:span></text:span><text:span text:style-name="Default_20_Paragraph_20_Font"><text:span text:style-name="T76">scherichia</text:span></text:span><text:span text:style-name="Default_20_Paragraph_20_Font"><text:span text:style-name="T71">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ext:span></text:span><text:soft-page-break/><text:span text:style-name="Default_20_Paragraph_20_Font"><text:span text:style-name="T4">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85">[REF]</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71">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17">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77">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77">(D</text:span></text:span><text:span text:style-name="T178">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1"><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82">[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86">[REF]</text:span></text:span><text:span text:style-name="Default_20_Paragraph_20_Font"><text:span text:style-name="T1">.</text:span></text:span></text:p>
      <text:h text:style-name="Heading_20_4" text:outline-level="4">GAS<text:span text:style-name="T109">right</text:span> are significantly more stable than other designs</text:h>
      <text:p text:style-name="P44"><text:span text:style-name="Default_20_Paragraph_20_Font_20__28_WW_29_"><text:span text:style-name="T169">The NGS analysis recovered 91% of the designed sequences. After removing </text:span></text:span><text:span text:style-name="Default_20_Paragraph_20_Font_20__28_WW_29_"><text:span text:style-name="T217">241</text:span></text:span><text:span text:style-name="Default_20_Paragraph_20_Font_20__28_WW_29_"><text:span text:style-name="T169"> constructs that do not grow in maltose media (</text:span></text:span><text:span text:style-name="Default_20_Paragraph_20_Font_20__28_WW_29_"><text:span text:style-name="T209">suggesting that these constructs had potentially poor</text:span></text:span><text:span text:style-name="Default_20_Paragraph_20_Font_20__28_WW_29_"><text:span text:style-name="T169"> membrane insertion), we obtained reconstructed TOXGREEN fluorescence for a total of </text:span></text:span><text:span text:style-name="Default_20_Paragraph_20_Font_20__28_WW_29_"><text:span text:style-name="T217">613</text:span></text:span><text:span text:style-name="Default_20_Paragraph_20_Font_20__28_WW_29_"><text:span text:style-name="T169"> designs and their respective mutants </text:span></text:span><text:span text:style-name="Default_20_Paragraph_20_Font_20__28_WW_29_"><text:span text:style-name="T181">(</text:span></text:span><text:span text:style-name="Default_20_Paragraph_20_Font_20__28_WW_29_"><text:span text:style-name="T182">1</text:span></text:span><text:span text:style-name="Default_20_Paragraph_20_Font_20__28_WW_29_"><text:span text:style-name="T183">38</text:span></text:span><text:span text:style-name="Default_20_Paragraph_20_Font_20__28_WW_29_"><text:span text:style-name="T181"> GAS</text:span></text:span><text:span text:style-name="Default_20_Paragraph_20_Font_20__28_WW_29_"><text:span text:style-name="T122">right</text:span></text:span><text:span text:style-name="Default_20_Paragraph_20_Font_20__28_WW_29_"><text:span text:style-name="T181">, </text:span></text:span><text:span text:style-name="Default_20_Paragraph_20_Font_20__28_WW_29_"><text:span text:style-name="T182">19</text:span></text:span><text:span text:style-name="Default_20_Paragraph_20_Font_20__28_WW_29_"><text:span text:style-name="T183">8</text:span></text:span><text:span text:style-name="Default_20_Paragraph_20_Font_20__28_WW_29_"><text:span text:style-name="T181"> Left and </text:span></text:span><text:span text:style-name="Default_20_Paragraph_20_Font_20__28_WW_29_"><text:span text:style-name="T182">27</text:span></text:span><text:span text:style-name="Default_20_Paragraph_20_Font_20__28_WW_29_"><text:span text:style-name="T183">7</text:span></text:span><text:span text:style-name="Default_20_Paragraph_20_Font_20__28_WW_29_"><text:span text:style-name="T181"> Ri</text:span></text:span><text:span text:style-name="Default_20_Paragraph_20_Font_20__28_WW_29_"><text:span text:style-name="T169">ght). </text:span></text:span><text:span text:style-name="Figure_20_in_20_text">Fig. PRIMARY_DATASETb</text:span> shows the <text:span text:style-name="T170">reconstructed GFP </text:span>fluorescence distribution of the designs <text:span text:style-name="T170">in the three regions</text:span> (dark green) <text:span text:style-name="T170">and their</text:span> <text:span text:style-name="T217">C</text:span>lash (<text:span text:style-name="T170">red</text:span>) <text:span text:style-name="T146">and </text:span><text:span text:style-name="Default_20_Paragraph_20_Font"><text:span text:style-name="T56">Large→Ala</text:span></text:span><text:span text:style-name="T146"> mutants (orange)</text:span>. <text:span text:style-name="T171">For guidance, </text:span><text:soft-page-break/><text:span text:style-name="T171">the fluorescence of the strong dimer glycophorin A (GpA) and its monomeric G83I variants are indicated, as well a graphical indication of the range of fluorescence that corresponds to constructs that are monomeric, weakly or strongly dimeric in the E. coli membrane. </text:span></text:p>
      <text:p text:style-name="P41">It is notable that the fluorescence <text:span text:style-name="T172">of the designs</text:span> within the GAS<text:span text:style-name="T109">right</text:span> <text:span text:style-name="T172">region </text:span>spans a larger range than both the Left and Right designs, <text:span text:style-name="T210">including constructs </text:span><text:span text:style-name="T211">with fluorescence comparable or greater than the strong GpA dimer, </text:span><text:span text:style-name="T170">confirming</text:span> <text:span text:style-name="T211">the propensity of </text:span>GAS<text:span text:style-name="T109">right</text:span> for strong self-association. <text:s/><text:span text:style-name="T172">In contrast, the majority of the designs in the Left and Right regions appear monomeric or have a weak propensity to oligomerize. For example, approximately 40% of the GAS</text:span><text:span text:style-name="T121">right</text:span><text:span text:style-name="T173"> designs have a reconstructed fluorescence above 60% of the GpA standard (14,500 fluorescent units in the figure), compared to only 8% and 4% of the Left and Right designs. </text:span>Th<text:span text:style-name="T174">e</text:span>s<text:span text:style-name="T174">e</text:span> <text:span text:style-name="T106">data </text:span>suggests that <text:span text:style-name="T174">GAS</text:span><text:span text:style-name="T120">right</text:span><text:span text:style-name="T106"> is a motif that is </text:span><text:span text:style-name="T213">highly </text:span><text:span text:style-name="T106">designable for stability</text:span><text:span text:style-name="T211">,</text:span><text:span text:style-name="T106"> </text:span><text:span text:style-name="T213">whereas </text:span><text:span text:style-name="T106">the sequences </text:span><text:span text:style-name="T211">in the Right and Left region</text:span><text:span text:style-name="T106"> are much weaker. </text:span><text:span text:style-name="T213">In turn, this </text:span><text:span text:style-name="T212">suggest</text:span><text:span text:style-name="T213">s</text:span><text:span text:style-name="T212"> that, </text:span><text:span text:style-name="T213">at least in the conditions tested,</text:span><text:span text:style-name="T106"> van der Waals packing</text:span><text:span text:style-name="T212"> </text:span><text:span text:style-name="T214">is not a strong driver for dimerization, and thus that the</text:span><text:span text:style-name="T106"> network of weak hydrogen bonds </text:span><text:span text:style-name="T214">that characterizes the interaction interface of </text:span><text:span text:style-name="T174">GAS</text:span><text:span text:style-name="T120">right</text:span><text:span text:style-name="T143"> </text:span><text:span text:style-name="T214">plays an important role for the stability of this common motif</text:span><text:span text:style-name="T106">. </text:span><text:span text:style-name="T215">It is however notable that even in the Right and Left regions, a small number of sequences are present whose TOXGREEN signals rise to the level corresponding to moderate dimerization propensity.</text:span></text:p>
      <text:p text:style-name="P42"><text:span text:style-name="Figure_20_in_20_text"><text:span text:style-name="T1">Fig. PRIMARY_DATASETb</text:span></text:span><text:span text:style-name="T1"> </text:span><text:span text:style-name="T45">shows the reconstructed TOXGREEN fluorescence of the </text:span><text:span text:style-name="T57">C</text:span><text:span text:style-name="T45">lash (red) and </text:span><text:span text:style-name="Default_20_Paragraph_20_Font"><text:span text:style-name="T56">Large→Ala</text:span></text:span><text:span text:style-name="T45"> (</text:span><text:span text:style-name="T51">orange</text:span><text:span text:style-name="T45">) </text:span><text:span text:style-name="T57">controls </text:span><text:span text:style-name="T58">side by side with the original design</text:span><text:span text:style-name="T45">. For the </text:span><text:span text:style-name="T2">GAS</text:span><text:span text:style-name="T113">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text:span><text:span text:style-name="T57">s</text:span><text:span text:style-name="T45"> </text:span><text:span text:style-name="T57">are</text:span><text:span text:style-name="T45"> </text:span><text:span text:style-name="T2">consistent with </text:span><text:span text:style-name="T57">the assumption that </text:span><text:span text:style-name="T45">a majority of the</text:span><text:span text:style-name="T57">se</text:span><text:span text:style-name="T45"> </text:span><text:span text:style-name="T57">constructs</text:span><text:span text:style-name="T2"> associat</text:span><text:span text:style-name="T57">e</text:span><text:span text:style-name="T2"> according to </text:span><text:span text:style-name="T45">their</text:span><text:span text:style-name="T2"> designed </text:span><text:span text:style-name="T57">interface</text:span><text:span text:style-name="T2">. </text:span><text:span text:style-name="T59">T</text:span><text:span text:style-name="T45">he reconstructed fluorescence distribution observed for the </text:span><text:span text:style-name="T57">C</text:span><text:span text:style-name="T45">lash mutants of the</text:span><text:span text:style-name="T2"> Left and Right design regions </text:span><text:span text:style-name="T59">is</text:span><text:span text:style-name="T2"> less dramatic </text:span><text:span text:style-name="T59">(</text:span><text:span text:style-name="T46">as expected</text:span><text:span text:style-name="T2"> because</text:span><text:span text:style-name="T45"> th</text:span><text:span text:style-name="T46">e</text:span><text:span text:style-name="T59">se</text:span><text:span text:style-name="T46"> construct already contain a large fraction of constructs that are monomeric or weakly dimeric</text:span><text:span text:style-name="T59">) but</text:span><text:span text:style-name="T45"> statistically significant</text:span><text:span text:style-name="T2">. </text:span><text:span text:style-name="T59">This suggest the positions involved participate in the predicted interface also in a significant fractions of the Left and Right constructs.</text:span><text:span text:style-name="T2"> </text:span></text:p>
      <text:p text:style-name="P43"><text:soft-page-break/><text:span text:style-name="T60">Su</text:span><text:change-start text:change-id="ct1399242907008"/><text:span text:style-name="T63">r</text:span><text:change-end text:change-id="ct1399242907008"/><text:span text:style-name="T60">prisingly</text:span><text:span text:style-name="T47">, the set </text:span><text:span text:style-name="T51">o</text:span><text:span text:style-name="T47">f </text:span><text:span text:style-name="Default_20_Paragraph_20_Font"><text:span text:style-name="T56">Large→Ala</text:span></text:span><text:span text:style-name="T2"> mutants do not show a </text:span><text:span text:style-name="T60">general </text:span><text:span text:style-name="T2">decrease in fluorescence </text:span><text:span text:style-name="T47">for any of the design regions</text:span><text:span text:style-name="T2">. </text:span><text:span text:style-name="T60">A small </text:span><text:span text:style-name="T62">but not statistical</text:span><text:change-start text:change-id="ct1399242849408"/><text:span text:style-name="T64">ly</text:span><text:change-end text:change-id="ct1399242849408"/><text:change-start text:change-id="ct1399050709152"/><text:span text:style-name="T62"> </text:span><text:change-end text:change-id="ct1399050709152"/><text:span text:style-name="T62">significant </text:span><text:span text:style-name="T60">decrease is observed for the designs in the </text:span><text:span text:style-name="T61">GAS</text:span><text:span text:style-name="T113">right</text:span><text:span text:style-name="T140"> </text:span><text:span text:style-name="T141">region, </text:span><text:span text:style-name="T142">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64"><text:span text:style-name="T224">Added a figure for the average SASA change for each mutation type in supplement</text:span></text:p></office:annotation><text:span text:style-name="T52">Supp._</text:span><text:span text:style-name="T53">VOID_SASA_DATA</text:span><office:annotation-end office:name="__Annotation__7018_2614139637"/><text:span text:style-name="T47">), </text:span><text:span text:style-name="T48">although they do not </text:span><text:span text:style-name="T60">generally </text:span><text:span text:style-name="T48">create cavities, given the nature of the long and narrow </text:span><text:span text:style-name="T60">nature of the</text:span><text:span text:style-name="T48"> helix-helix interface. Large-to-small mutations are often well tolerated in mutagenesis of single pass TM dimers </text:span><text:span text:style-name="T83">[REFS]</text:span><text:span text:style-name="T48"> but they can reduce dimerization.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2">that are measurable</text:span><text:span text:style-name="T49"> </text:span><text:span text:style-name="T62">with TOXGREEN, if the changes in dimerization propensity are small</text:span><text:span text:style-name="T49">. </text:span></text:p>
      <text:h text:style-name="Heading_20_4" text:outline-level="4">Clashing mutant data results in many weak to mildly associating dimers</text:h>
      <text:p text:style-name="P50"><text:s/><text:span text:style-name="T216">We used the Clash mutations to create a set of validated constructs </text:span><text:span text:style-name="T220">that behave in accordance to the predicted interface.</text:span><text:span text:style-name="T216"> </text:span><text:span text:style-name="T220">To retain a design, we imposed that all of its Clash mutants of</text:span><text:span text:style-name="T187"> </text:span><text:span text:style-name="T220">are</text:span><text:span text:style-name="T186"> in the monomeric range </text:span><text:span text:style-name="T220">using </text:span><text:span text:style-name="T216">a stringent </text:span><text:span text:style-name="T221">threshold as the </text:span><text:span text:style-name="T216">criterion (</text:span><text:span text:style-name="T186">defined as</text:span><text:change-start text:change-id="ct1399242846528"/><text:span text:style-name="T186"> </text:span><text:change-end text:change-id="ct1399242846528"/><text:span text:style-name="T186">below</text:span> 35% GpA <text:span text:style-name="T186">TOXGREEN signal)</text:span>. <text:span text:style-name="T216">The selection resulted in a dataset that included </text:span><text:span text:style-name="T217">3</text:span><text:span text:style-name="T219">84</text:span><text:span text:style-name="Default_20_Paragraph_20_Font"><text:span text:style-name="T66"> of </text:span></text:span><text:span text:style-name="Default_20_Paragraph_20_Font"><text:span text:style-name="T67">the original </text:span></text:span><text:span text:style-name="Default_20_Paragraph_20_Font"><text:span text:style-name="T68">1045</text:span></text:span><text:span text:style-name="Default_20_Paragraph_20_Font"><text:span text:style-name="T66"> designs</text:span></text:span><text:span text:style-name="Default_20_Paragraph_20_Font"><text:span text:style-name="T65"> (</text:span></text:span><text:span text:style-name="Default_20_Paragraph_20_Font"><text:span text:style-name="T68">3</text:span></text:span><text:span text:style-name="Default_20_Paragraph_20_Font"><text:span text:style-name="T69">7</text:span></text:span><text:span text:style-name="Default_20_Paragraph_20_Font"><text:span text:style-name="T65">%).</text:span></text:span><text:change-start text:change-id="ct1399242837024"/></text:p>
      <text:p text:style-name="P50"><text:change-end text:change-id="ct1399242837024"/><text:span text:style-name="Figure_20_in_20_text"><text:span text:style-name="T70">Fig. PRIMARY_DATASETc</text:span></text:span><text:span text:style-name="Default_20_Paragraph_20_Font"><text:span text:style-name="T70"> shows the distribution of reconstructed TOXGREEN signal of the Clash-filtered dataset compared to all design. The observed distribution does not change for the GAS</text:span></text:span><text:span text:style-name="Default_20_Paragraph_20_Font"><text:span text:style-name="T118">right</text:span></text:span><text:span text:style-name="Default_20_Paragraph_20_Font"><text:span text:style-name="T70"> designs, retaining a wide range of dimerization propensities, including constructs that have a fluorescent signal comparable to the strong GpA dimer. Conversely, we observe a significant reduction of fluorescence for the van der Waals-based designs of the Right and Left regions. This data indicates that there is overall a certain level of promiscuity among the Left and Right design with higher TOXGREEN signal.</text:span></text:span></text:p>
      <text:p text:style-name="P29"><text:span text:style-name="Figure_20_in_20_text">Fig. DELTA_G_DATAa</text:span> shows scatterplots of the fluorescence of our WT designs against our energy score for each region, allowing us to evaluate the accuracy of our design method. It is apparent that GAS<text:span text:style-name="T109">right</text:span> appear to follow our design principles better than the other regions. This suggests that our design energy score is not able to capture meaningful differences in the lower threshold of association where a majority of the Left and Right <text:soft-page-break/>designs are found (<text:span text:style-name="T108">7000-12000 normalized fluorescence</text:span>). Additionally, many of the designs above a <text:span text:style-name="T105">strong</text:span> dimer threshold (&gt;<text:span text:style-name="T108">6</text:span>0% <text:span text:style-name="T136">GpA</text:span>) in the Left and Right regions are not found in this dataset. <text:span text:style-name="T105">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47">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57"> <text:s/></text:span></text:p>
      <text:h text:style-name="Heading_20_4" text:outline-level="4">Conversion of fluorescence to ΔG</text:h>
      <text:p text:style-name="First_20_line_20_indent"><text:span text:style-name="T125">W</text:span>e converted the fluorescence to biophysical ΔG using a method from an <text:span text:style-name="Default_20_Paragraph_20_Font"><text:span text:style-name="T102">in vitro</text:span></text:span> study on GAS<text:span text:style-name="T109">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49">1</text:span> to -3, comparable to weak dimers (Díaz Vázquez et al., 2023). Additionally, many of the most stable GAS<text:span text:style-name="T109">right</text:span> designs are calculated to have a ΔG -<text:span text:style-name="T149">3</text:span> to -<text:span text:style-name="T149">4</text:span>, comparable to strong dimers <text:span text:style-name="T151">(</text:span><text:span text:style-name="Figure_20_in_20_text">Fig. DELTA_G_DATAa,c</text:span><text:span text:style-name="T151">)</text:span>. GAS<text:span text:style-name="T109">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47"><text:span text:style-name="T90"/></text:p>
      <text:p text:style-name="P7"/>
      <text:h text:style-name="P51" text:outline-level="3">Discussion</text:h>
      <text:p text:style-name="P29"><text:span text:style-name="T91">We</text:span><text:span text:style-name="T92"> investigate the impact of van der Waals packing on membrane protein association </text:span><text:span text:style-name="T91">using a hi</text:span><text:span text:style-name="T93">gh-throughput protein design </text:span><text:span text:style-name="T91">approach</text:span><text:span text:style-name="T93">. We found that designs in the GAS</text:span><text:span text:style-name="T119">right </text:span><text:span text:style-name="T137">region were the most stable, suggesting that interhelical hydrogen bonding contributes to much of GAS</text:span><text:span text:style-name="T119">right </text:span><text:span text:style-name="T137">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138">We found that clashing mutations significantly decreased the fluorescence of our designs, suggesting that our sequences associate with our designed interfaces. </text:span><text:span text:style-name="T137">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138">Although our energetics shows some correlation with </text:span><text:span text:style-name="T137">GAS</text:span><text:span text:style-name="T119">right, </text:span><text:span text:style-name="T138">overall the</text:span><text:span text:style-name="T137"> energy scores do not correlate well to dimerization propensity for proteins designed solely with van der Waals packing. This suggests that our energy score is unable to predict association found in weakly associating proteins. However, </text:span><text:span text:style-name="T139">many of our proteins associate according to the designed interface, suggesting that our structures are accurate with the issue being energetics. </text:span><text:span text:style-name="T137">In the future, taking these results and </text:span><text:span text:style-name="T139">training </text:span><text:span text:style-name="T137">using regression or machine learning could improve our energetics. We can design more proteins with these adjusted energetic terms to determine if there is improvement in our </text:span><text:span text:style-name="T139">energy</text:span><text:span text:style-name="T137"> model.</text:span></text:p>
      <text:p text:style-name="P8"><text:tab/></text:p>
      <text:h text:style-name="Heading_20_3" text:outline-level="3">Methods</text:h>
      <text:h text:style-name="P54" text:outline-level="4">Membrane protein helical pair extraction</text:h>
      <text:p text:style-name="P45"><text:span text:style-name="T154">We developed a</text:span> program <text:span text:style-name="T154">in MSL that </text:span>extracts helical <text:span text:style-name="T154">pairs from PDBs from OPM. </text:span><text:span text:style-name="T189">To ensure that </text:span><text:span text:style-name="T190">we</text:span><text:span text:style-name="T189">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0">(Steinegger &amp; S</text:span><text:span text:style-name="T178">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9"> were analyzed. </text:span><text:span text:style-name="T154">We first identify the top and bottom z-axes of the membrane in the OPM structure. The segments of the protein </text:span>within the membrane <text:span text:style-name="T154">are then assessed for their helical nature. Cartesian points for quadruplets of Cα carbons are then assessed for their helical nature. </text:span><office:annotation office:name="__Annotation__7485_459841654" loext:resolved="false"><dc:creator>Unknown Author</dc:creator><dc:date>2024-07-18T14:28:06.511000000</dc:date><text:p text:style-name="P64"><text:span text:style-name="T224">I included the values from the code. Should we cite them? I loosely chose these Phi and Psi values from a ramachandran plot as I’m not sure if they were in the code?</text:span></text:p></office:annotation><text:span text:style-name="T154">The height (1.25-1.75</text:span>Å<text:span text:style-name="T202">), twist (90-110</text:span>°<text:span text:style-name="T202">), and radius (2.12-2.42</text:span>Å<text:span text:style-name="T202">) are measured, with loose restrictions against the ideal values (1.5Å, 100°, 2.27Å) for each parameter. </text:span><text:span text:style-name="T204">These values allow us to determine corresponding Phi (-180° to -30</text:span><text:span text:style-name="T203">°</text:span><text:span text:style-name="T204">) and Psi (-80° to -45</text:span><text:span text:style-name="T203">°</text:span><text:span text:style-name="T204">) angles for right-handed α-helices. </text:span><office:annotation-end office:name="__Annotation__7485_459841654"/><text:span text:style-name="T202">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06">The crossing angles and distances between these pairs are plotted on Fig._MP_DESIGNb.</text:span></text:p>
      <text:h text:style-name="P55" text:outline-level="4">Computational <text:span text:style-name="T207">Sequence </text:span>Design</text:h>
      <text:p text:style-name="P32"><text:span text:style-name="T152">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52">(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52">.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52">the sequences during the search, we typically calculate the energy of a monomeric helix with the same sequence and subtract it from the dimer energy made of only these energetic terms.</text:span></text:p>
      <text:p text:style-name="P33"><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33"><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33"><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40">However, we found that computing the monomer energy created a bottleneck during our sequence search. To <text:change-start text:change-id="ct1398560017600"/><text:span text:style-name="T219">reduce computational time</text:span><text:change-end text:change-id="ct1398560017600"/><text:change text:change-id="ct1398560019328"/>, we developed an energy term t<text:change-start text:change-id="ct1398560019616"/><text:span text:style-name="T219">hat</text:span><text:change-end text:change-id="ct1398560019616"/><text:change text:change-id="ct1398560020768"/> estimate<text:change-start text:change-id="ct1398560019904"/><text:span text:style-name="T219">s</text:span><text:change-end text:change-id="ct1398560019904"/> the monomer energy for each designed sequence. This baseline monomer energy was determined by measuring the CHARMM_VDW, IMM1, and SCWRL4_HBOND energies for<text:change text:change-id="ct1398560020480"/> individual amino acid<text:change-start text:change-id="ct1398560022496"/><text:span text:style-name="T219">s</text:span><text:change-end text:change-id="ct1398560022496"/>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34"><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32"><text:span text:style-name="T152">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189">The total energy for the refined structure is used as the acceptance criteria, with the BASELINE_MONOMER energy being replaced by the computed monomer energy and the SEQUENCE_ENTROPY term no longer applied:</text:span></text:p>
      <text:p text:style-name="P35"><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36">These energies are <text:change text:change-id="ct1398560021920"/>used to evaluate our sequences against their dimerization <text:span text:style-name="T218">propensity determined</text:span> in sort-seq.</text:p>
      <text:p text:style-name="P23">Sequence Entropy</text:p>
      <text:p text:style-name="P61"><text:soft-page-break/><text:span text:style-name="T190">We </text:span><text:span text:style-name="T189">developed a </text:span><text:span text:style-name="T190">sequence entropy</text:span><text:span text:style-name="T189"> term that outputs an energy based on how similar a sequence is to the composition of natural membrane protein sequence</text:span><text:span text:style-name="T191">s. </text:span><text:span text:style-name="T192">Previous studies have determined the amino acid composition of</text:span><text:change text:change-id="ct1398544159872"/><text:span text:style-name="T192"> membrane proteins</text:span><text:change-start text:change-id="ct1398544154688"/><text:span text:style-name="T192"> </text:span><text:change-end text:change-id="ct1398544154688"/><text:reference-mark-start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192">(Liu et al., 2002)</text:span><text:reference-mark-end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192">, but we chose to evaluate the composition of amino acids found in our helical pair TMs</text:span><text:change-start text:change-id="ct1398560021056"/><text:span text:style-name="T192"> </text:span><text:span text:style-name="T198">(Supp._SEQUENCE_ENTROPY)</text:span><text:change-end text:change-id="ct1398560021056"/><text:span text:style-name="T192">.</text:span><text:span text:style-name="T191"> </text:span><text:change text:change-id="ct1399215778576"/><text:span text:style-name="T191">We </text:span><text:span text:style-name="T192">first removed all amino acids that were represented less than 2% (C, P, H). We then</text:span><text:span text:style-name="T191"> trimmed the amino acid pool for amino acids </text:span><text:change text:change-id="ct1399215772528"/><text:span text:style-name="T191">likely to form disulfide bonds (M), hydrogen bonds (N, D, </text:span><text:span text:style-name="T192">Q,</text:span><text:span text:style-name="T191"> E) </text:span><text:span text:style-name="T197">except for a few that were well represented (S, T, Y)</text:span><text:span text:style-name="T191">, </text:span><text:span text:style-name="T192">and </text:span><text:span text:style-name="T191">charged interactions (K, R), </text:span><text:span text:style-name="T192">leaving us with</text:span><text:span text:style-name="T191"> a pool of 10 amino acids for design</text:span><text:span text:style-name="T189"> (</text:span><text:span text:style-name="T199">Supp._SEQUENCE_ENTROPY</text:span><text:span text:style-name="T189">). To convert the </text:span><text:span text:style-name="T200">frequency</text:span><text:span text:style-name="T189"> of AAs in a membrane sequence to an energy term, </text:span><text:change-start text:change-id="ct1399215771376"/><text:span text:style-name="T198">we</text:span><text:change-end text:change-id="ct1399215771376"/><text:change text:change-id="ct1399215773680"/><text:span text:style-name="T189"> utilized the following equation based on the Boltzmann entropy formula: </text:span></text:p>
      <text:p text:style-name="P37"><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38">where R is the gas constant and T is temperature defaulted to 298K (RT = 0.592). To compute the sequence entropy, <text:change-start text:change-id="ct1398560007808"/><text:span text:style-name="T219">we</text:span><text:change-end text:change-id="ct1398560007808"/><text:change text:change-id="ct1398560012992"/> <text:change text:change-id="ct1398560014432"/><text:s/>calculate<text:change-start text:change-id="ct1398560024512"/><text:span text:style-name="T219">d</text:span><text:change-end text:change-id="ct1398560024512"/> the probability th<text:span text:style-name="T208">a</text:span>t the sequence occurs in membrane. First, the number of each AA (AA<text:span text:style-name="T188">1, AA2, etc.</text:span>) is counted within the sequence. Using these values, <text:change-start text:change-id="ct1398560012416"/><text:span text:style-name="T219">we</text:span><text:change-end text:change-id="ct1398560012416"/><text:change text:change-id="ct1398560015872"/> calculated the number of possible permutations for the sequence. This is determined using the following equation:</text:p>
      <text:p text:style-name="P37"><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37"><text:span text:style-name="T189">where n is the number of positions, which is divided by the factorial for #AA in the sequence multiplied, or the total number of combinations possible. The probability is computed using the frequency of each AA in membrane protein sequences (freq</text:span><text:span text:style-name="T123">AA</text:span><text:span text:style-name="T189">) to the power of the number of each AA in the sequence multiplied by the permutations: </text:span></text:p>
      <text:p text:style-name="P37"><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39">This probability is inserted into the sequence entropy equation, returning a value that can be applied as an energy term during the sequence search.</text:p>
      <text:p text:style-name="P22">Left Handed Interfaces</text:p>
      <text:p text:style-name="P32"><text:span text:style-name="T193">During visual inspection of our randomized backbone geometries, we found that left handed dimers were able to accommodate multiple interfaces. Interfaces differ based on the input axial rotation and </text:span><text:span text:style-name="T190">z</text:span><text:span text:style-name="T193">-shift </text:span><text:soft-page-break/><text:span text:style-name="T193">(Supp._</text:span><text:span text:style-name="T194">LEFT_INTERFACE</text:span><text:span text:style-name="T193">). LLL</text:span><text:span text:style-name="T201">xx</text:span><text:span text:style-name="T193">LL</text:span><text:span text:style-name="T201">xx</text:span><text:span text:style-name="T193">L</text:span><text:span text:style-name="T201">xx</text:span><text:span text:style-name="T193">LL</text:span><text:span text:style-name="T201">xx</text:span><text:span text:style-name="T193">LLILI: 0-60</text:span><text:span text:style-name="T189">°</text:span><text:span text:style-name="T193"> axial rotation and 1-6Å z-shift. LLLL</text:span><text:span text:style-name="T201">xx</text:span><text:span text:style-name="T193">LL</text:span><text:span text:style-name="T201">xx</text:span><text:span text:style-name="T193">L</text:span><text:span text:style-name="T201">xx</text:span><text:span text:style-name="T193">LL</text:span><text:span text:style-name="T201">xx</text:span><text:span text:style-name="T193">LILI: 60-100</text:span><text:span text:style-name="T189">°</text:span><text:span text:style-name="T193"> axial rotation and 0-4.5Å z-Shift. LLLL</text:span><text:span text:style-name="T201">xx</text:span><text:span text:style-name="T193">L</text:span><text:span text:style-name="T201">xx</text:span><text:span text:style-name="T193">LL</text:span><text:span text:style-name="T201">xx</text:span><text:span text:style-name="T193">L</text:span><text:span text:style-name="T201">xx</text:span><text:span text:style-name="T193">LLILI: </text:span><text:span text:style-name="T195">0-60° axial rotation and 0-1</text:span><text:span text:style-name="T193">Å</text:span><text:span text:style-name="T195"> z-shift; 60-100° axial rotation and 4.5-6</text:span><text:span text:style-name="T193">Å</text:span><text:span text:style-name="T195"> z-shift</text:span><text:span text:style-name="T193">.</text:span></text:p>
      <text:h text:style-name="P55" text:outline-level="4">Cloning for bacterial cell expression</text:h>
      <text:p text:style-name="P32">Sequences were ordered as an oligo pool from Twist Biosciences. Individual segments were amplified using qPCR <text:span text:style-name="T126">(</text:span><text:span text:style-name="T133">Roche KAPA SYBR Fast</text:span><text:span text:style-name="T126">).</text:span> Segments were digested using restriction enzymes Nhe<text:span text:style-name="T202">I</text:span>-HF and Dp<text:span text:style-name="T202">nII</text:span>. TOXGREEN vector was digested in preparation for ligation using restriction enzymes Nhe<text:span text:style-name="T202">I</text:span>-HF, BamH<text:span text:style-name="T202">I</text:span>-HF, and <text:span text:style-name="T129">CIP</text:span>. Plasmids were assembled by incubating segment DNA with TOXGREEN <text:span text:style-name="T153">vector</text:span> in a <text:span text:style-name="T202">1:10 backbone:insert ratio</text:span> with<text:span text:style-name="T144"> E</text:span>lectro<text:span text:style-name="T202">L</text:span>igase <text:span text:style-name="T202">for 2 hours at room temperature and 10 minutes at 65</text:span><text:span text:style-name="T190">°</text:span><text:span text:style-name="T202">C to inactivate the enzyme</text:span>. 5uL of the ligation mixture were added to 50uL of <text:span text:style-name="T144">NEB </text:span>DH10B <text:span text:style-name="T102">E. coli</text:span> cells <text:span text:style-name="T144">and cloned</text:span> through electroporation <text:span text:style-name="T134">(</text:span><text:span text:style-name="T133">BIO-RAD MicroPulser Electroporator</text:span><text:span text:style-name="T134">)</text:span>, <text:span text:style-name="T144">outgrown</text:span> for 1 hour <text:span text:style-name="T144">in</text:span> 950uL <text:span text:style-name="T144">NEB </text:span>SOM media <text:span text:style-name="T144">in 37</text:span><text:span text:style-name="T196">°</text:span><text:span text:style-name="T144">C shaker</text:span>, and <text:span text:style-name="T144">diluted 1mL in 4mL LB Amp 100. 50 uL of a 1:10 and 1:100 dilution were plated on LB Amp 100 plates. Plates were grown for 14-16 hours at 37</text:span><text:span text:style-name="T196">°</text:span><text:span text:style-name="T144">C and colony forming units (CFUs) calculated for each segment (# Colonies x dilution/# Sequences in segment). A CFU &gt; 5</text:span><text:span text:style-name="T95"> </text:span><text:span text:style-name="T144">was accepted and overnight cultures corresponding to plates were spun down and miniprepped </text:span><text:span text:style-name="T134">(</text:span><text:span text:style-name="T132">Qiagen</text:span><text:span text:style-name="T134">)</text:span><text:span text:style-name="T144">. Segment plasmids were cloned through electroporation into 50uL in house mm39 cells for fluorescence readout, outgrown for 1 hour in 950uL SOC media in 37</text:span><text:span text:style-name="T196">°</text:span><text:span text:style-name="T144">C shaker, and 100uL of 1:10 dilution plated on LB Amp 100 plates with the rest being grown overnight in 3mL LB Amp 100. CFUs were again counted and any plates &gt; </text:span><text:span text:style-name="T133">5</text:span><text:span text:style-name="T145">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55" text:outline-level="4">Sort-Seq and NGS Preparation Protocol</text:h>
      <text:p text:style-name="P32">50uL of library glycerol stock were grown in 3mL LB Amp 100 overnight for 14-16 hours in 37C shaker. Samples were diluted in PBS buffer to appropriate concentration for recording 10000 events per second in Sony MA900 fluorescence activated cell sorter <text:span text:style-name="T126">(UW</text:span><text:span text:style-name="T133">CCC</text:span><text:span text:style-name="T126"> Flow </text:span><text:span text:style-name="T133">Cytometry Laboratory</text:span><text:span text:style-name="T126">)</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202">and</text:span> amplif<text:span text:style-name="T202">ied</text:span> with individual primers. <text:span text:style-name="T202">The samples were then sent to the DNA Sequencing center at UW Biotech Center for library preparation and next generation sequencing. </text:span>Library Preparation Services: Index PCR (TruSeq). <text:span text:style-name="T202">Sequencing Services:</text:span> <text:span text:style-name="T202">Illumina (NovaSeq) Sequencing </text:span>[2x150 Shared (10M read increments)]. <text:span text:style-name="T205">[REF]</text:span></text:p>
      <text:h text:style-name="P55" text:outline-level="4">Immunoblotting</text:h>
      <text:p text:style-name="First_20_line_20_indent"><text:span text:style-name="T154">Protein expression was confirmed for an assortment of designs and mutants using immunoblotting. Cell lysates were normalized by ThermoScientific Pierce Protein BCA Assay Kit</text:span><text:span text:style-name="T100"> </text:span><text:span text:style-name="T131">and loaded onto NuPage 4-12% bis-tris SDS-PAGE gels (Thermo</text:span><text:span text:style-name="T132">F</text:span><text:span text:style-name="T131">isher) and then transferred to PVDF membranes (VWR) for 1h at 100 millivolts. Blots were blocked using 5% </text:span><text:span text:style-name="T127">milk (</text:span><text:span text:style-name="T132">Nestle Instant Nonfat Dry Milk</text:span><text:span text:style-name="T127">)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7">Anderson, S. M., Mueller, B. K., Lange, E. J., &amp; Senes, A. (2017). Combination of Cα-H Hydrogen Bonds and van der Waals Packing Modulates the Stability of GxxxG-Mediated Dimers in Membranes. <text:span text:style-name="Default_20_Paragraph_20_Font"><text:span text:style-name="T101">J Am Chem Soc</text:span></text:span>,<text:span text:style-name="Default_20_Paragraph_20_Font"><text:span text:style-name="T101">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7">Carpenter, E. P., Beis, K., Cameron, A. D., &amp; Iwata, S. (2008). Overcoming the challenges of membrane protein crystallography. <text:span text:style-name="Default_20_Paragraph_20_Font"><text:span text:style-name="T101">Curr Opin Struct Biol</text:span></text:span>,<text:span text:style-name="Default_20_Paragraph_20_Font"><text:span text:style-name="T101">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7">Díaz Vázquez, G., Cui, Q., &amp; Senes, A. (2023). Thermodynamic analysis of the GAS. <text:span text:style-name="Default_20_Paragraph_20_Font"><text:span text:style-name="T101">Biophys J</text:span></text:span>,<text:span text:style-name="Default_20_Paragraph_20_Font"><text:span text:style-name="T101">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7">Fagerberg, L., Jonasson, K., von Heijne, G., Uhlén, M., &amp; Berglund, L. (2010). Prediction of the human membrane proteome. <text:span text:style-name="Default_20_Paragraph_20_Font"><text:span text:style-name="T101">Proteomics</text:span></text:span>,<text:span text:style-name="Default_20_Paragraph_20_Font"><text:span text:style-name="T101">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7">Faham, S., Yang, D., Bare, E., Yohannan, S., Whitelegge, J. P., &amp; Bowie, J. U. (2004). Side-chain contributions to membrane protein structure and stability. <text:span text:style-name="Default_20_Paragraph_20_Font"><text:span text:style-name="T101">J Mol Biol</text:span></text:span>,<text:span text:style-name="Default_20_Paragraph_20_Font"><text:span text:style-name="T101">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7">Fleming, K. G., Ackerman, A. L., &amp; Engelman, D. M. (1997). The effect of point mutations on the free energy of transmembrane alpha-helix dimerization. <text:span text:style-name="Default_20_Paragraph_20_Font"><text:span text:style-name="T101">J Mol Biol</text:span></text:span>,<text:span text:style-name="Default_20_Paragraph_20_Font"><text:span text:style-name="T101">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7">Gregersen, N., Bross, P., Vang, S., &amp; Christensen, J. H. (2006). Protein misfolding and human disease. <text:span text:style-name="Default_20_Paragraph_20_Font"><text:span text:style-name="T101">Annu Rev Genomics Hum Genet</text:span></text:span>,<text:span text:style-name="Default_20_Paragraph_20_Font"><text:span text:style-name="T101">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7">Hong, H. (2014). Toward understanding driving forces in membrane protein folding. <text:span text:style-name="Default_20_Paragraph_20_Font"><text:span text:style-name="T101">Arch Biochem Biophys</text:span></text:span>,<text:span text:style-name="Default_20_Paragraph_20_Font"><text:span text:style-name="T101">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7">Huang, B., Xu, Y., Hu, X., Liu, Y., Liao, S., Zhang, J., . . . Liu, H. (2022). A backbone-centred energy function of neural networks for protein design. <text:span text:style-name="Default_20_Paragraph_20_Font"><text:span text:style-name="T101">Nature</text:span></text:span>,<text:span text:style-name="Default_20_Paragraph_20_Font"><text:span text:style-name="T101">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7">Joh, N. H., Oberai, A., Yang, D., Whitelegge, J. P., &amp; Bowie, J. U. (2009). Similar energetic contributions of packing in the core of membrane and water-soluble proteins. <text:span text:style-name="Default_20_Paragraph_20_Font"><text:span text:style-name="T101">J Am Chem Soc</text:span></text:span>,<text:span text:style-name="Default_20_Paragraph_20_Font"><text:span text:style-name="T101">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7">Johnson, R. M., Hecht, K., &amp; Deber, C. M. (2007). Aromatic and cation-pi interactions enhance helix-helix association in a membrane environment. <text:span text:style-name="Default_20_Paragraph_20_Font"><text:span text:style-name="T101">Biochemistry</text:span></text:span>,<text:span text:style-name="Default_20_Paragraph_20_Font"><text:span text:style-name="T101">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7">Krivov, G. G., Shapovalov, M. V., &amp; Dunbrack, R. L. (2009). Improved prediction of protein side-chain conformations with SCWRL4. <text:span text:style-name="Default_20_Paragraph_20_Font"><text:span text:style-name="T101">Proteins</text:span></text:span>,<text:span text:style-name="Default_20_Paragraph_20_Font"><text:span text:style-name="T101">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7">Kuhlman, B., Dantas, G., Ireton, G. C., Varani, G., Stoddard, B. L., &amp; Baker, D. (2003). Design of a novel globular protein fold with atomic-level accuracy. <text:span text:style-name="Default_20_Paragraph_20_Font"><text:span text:style-name="T101">Science</text:span></text:span>,<text:span text:style-name="Default_20_Paragraph_20_Font"><text:span text:style-name="T101">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7">Kulp, D. W., Subramaniam, S., Donald, J. E., Hannigan, B. T., Mueller, B. K., Grigoryan, G., &amp; Senes, A. (2012). Structural informatics, modeling, and design with an open-source Molecular Software Library (MSL). <text:span text:style-name="Default_20_Paragraph_20_Font"><text:span text:style-name="T101">J Comput Chem</text:span></text:span>,<text:span text:style-name="Default_20_Paragraph_20_Font"><text:span text:style-name="T101">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7">Lazaridis, T. (2003). Effective energy function for proteins in lipid membranes. <text:span text:style-name="Default_20_Paragraph_20_Font"><text:span text:style-name="T101">Proteins</text:span></text:span>,<text:span text:style-name="Default_20_Paragraph_20_Font"><text:span text:style-name="T101">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7">Liu, Y., Engelman, D. M., &amp; Gerstein, M. (2002). Genomic analysis of membrane protein families: abundance and conserved motifs. <text:span text:style-name="Default_20_Paragraph_20_Font"><text:span text:style-name="T101">Genome Biol</text:span></text:span>,<text:span text:style-name="Default_20_Paragraph_20_Font"><text:span text:style-name="T101">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7"><text:soft-page-break/>Lomize, A. L., &amp; Pogozheva, I. D. (2017). TMDOCK: An Energy-Based Method for Modeling α-Helical Dimers in Membranes. <text:span text:style-name="Default_20_Paragraph_20_Font"><text:span text:style-name="T101">J Mol Biol</text:span></text:span>,<text:span text:style-name="Default_20_Paragraph_20_Font"><text:span text:style-name="T101">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7">MacKerell, A. D., Bashford, D., Bellott, M., Dunbrack, R. L., Evanseck, J. D., Field, M. J., . . . Karplus, M. (1998). All-atom empirical potential for molecular modeling and dynamics studies of proteins. <text:span text:style-name="Default_20_Paragraph_20_Font"><text:span text:style-name="T101">J Phys Chem B</text:span></text:span>,<text:span text:style-name="Default_20_Paragraph_20_Font"><text:span text:style-name="T101">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7">Mravic, M., Thomaston, J. L., Tucker, M., Solomon, P. E., Liu, L., &amp; DeGrado, W. F. (2019). Packing of apolar side chains enables accurate design of highly stable membrane proteins. <text:span text:style-name="Default_20_Paragraph_20_Font"><text:span text:style-name="T101">Science</text:span></text:span>,<text:span text:style-name="Default_20_Paragraph_20_Font"><text:span text:style-name="T101">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7">Nash, A., Notman, R., &amp; Dixon, A. M. (2015). De novo design of transmembrane helix-helix interactions and measurement of stability in a biological membrane. <text:span text:style-name="Default_20_Paragraph_20_Font"><text:span text:style-name="T101">Biochim Biophys Acta</text:span></text:span>,<text:span text:style-name="Default_20_Paragraph_20_Font"><text:span text:style-name="T101">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7">Popot, J. L., &amp; Engelman, D. M. (1990). Membrane protein folding and oligomerization: the two-stage model. <text:span text:style-name="Default_20_Paragraph_20_Font"><text:span text:style-name="T101">Biochemistry</text:span></text:span>,<text:span text:style-name="Default_20_Paragraph_20_Font"><text:span text:style-name="T101">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7">Sanders, C. R., &amp; Myers, J. K. (2004). Disease-related misassembly of membrane proteins. <text:span text:style-name="Default_20_Paragraph_20_Font"><text:span text:style-name="T101">Annu Rev Biophys Biomol Struct</text:span></text:span>,<text:span text:style-name="Default_20_Paragraph_20_Font"><text:span text:style-name="T101">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7">Senes, A. (2011). Computational design of membrane proteins. <text:span text:style-name="Default_20_Paragraph_20_Font"><text:span text:style-name="T101">Curr Opin Struct Biol</text:span></text:span>,<text:span text:style-name="Default_20_Paragraph_20_Font"><text:span text:style-name="T101">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7">Walshaw, J., &amp; Woolfson, D. N. (2003). Extended knobs-into-holes packing in classical and complex coiled-coil assemblies. 144(3), 349-361.</text:p>
      <text:p text:style-name="P27">Yano, Y., Takemoto, T., Kobayashi, S., Yasui, H., Sakurai, H., Ohashi, W., . . . Matsuzaki, K. (2002). Topological stability and self-association of a completely hydrophobic model transmembrane helix in lipid bilayers. <text:span text:style-name="Default_20_Paragraph_20_Font"><text:span text:style-name="T101">Biochemistry</text:span></text:span>,<text:span text:style-name="Default_20_Paragraph_20_Font"><text:span text:style-name="T101">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8"><text:span text:style-name="T127">Zhou, F. X., Merianos, H. J., Brunger, A. T., &amp; Engelman, D. M. (2001). Polar residues drive association of polyleucine transmembrane helices. </text:span><text:span text:style-name="Default_20_Paragraph_20_Font"><text:span text:style-name="T104">Proc Natl Acad Sci U S A</text:span></text:span><text:span text:style-name="T127">,</text:span><text:span text:style-name="Default_20_Paragraph_20_Font"><text:span text:style-name="T104"> 98</text:span></text:span><text:span text:style-name="T127">(5), 2250-2255. </text:span><text:a xlink:type="simple" xlink:href="https://doi.org/10.1073/pnas.041593698" office:target-frame-name="_top" xlink:show="replace" text:style-name="Internet_20_link" text:visited-style-name="Visited_20_Internet_20_Link"><text:span text:style-name="Hyperlink"><text:span text:style-name="T127">https://doi.org/10.1073/pnas.041593698</text:span></text:span></text:a><text:span text:style-name="T127"> </text:span></text:p>
      <text:p text:style-name="P25"/>
      <text:p text:style-name="P25"/>
      <text:p text:style-name="P24"><text:span text:style-name="T96">S</text:span><text:span text:style-name="T94">upplementary Materials</text:span></text:p>
      <text:p text:style-name="P18">Supp._WESTERNS</text:p>
      <text:p text:style-name="P26"/>
      <text:p text:style-name="P16"/>
      <text:p text:style-name="P19">Supp._BASELINE_MONOMER</text:p>
      <text:p text:style-name="P17"/>
      <text:p text:style-name="P15"/>
      <text:p text:style-name="P20">Supp._TOXGREEN_CONVERSION</text:p>
      <text:p text:style-name="P9"/>
      <text:p text:style-name="P10"><text:span text:style-name="Default_20_Paragraph_20_Font"><text:span text:style-name="T97"/></text:span></text:p>
      <text:p text:style-name="P13"><text:span text:style-name="Default_20_Paragraph_20_Font"><text:span text:style-name="T99">Supp._AA_COMPOSITION</text:span></text:span></text:p>
      <text:p text:style-name="P10"><text:span text:style-name="Default_20_Paragraph_20_Font"><text:span text:style-name="T97"/></text:span></text:p>
      <text:p text:style-name="P13"><text:span text:style-name="Default_20_Paragraph_20_Font"><text:span text:style-name="T99">Supp._VOID_SASA_DATA</text:span></text:span></text:p>
      <text:p text:style-name="P11"><text:span text:style-name="Default_20_Paragraph_20_Font"><text:span text:style-name="T98"/></text:span></text:p>
      <text:p text:style-name="P57"><text:change text:change-id="ct1399050697632"/><text:span text:style-name="Default_20_Paragraph_20_Font"><text:span text:style-name="T135"/></text:span></text:p>
      <text:p text:style-name="P12"><text:span text:style-name="Default_20_Paragraph_20_Font"><text:span text:style-name="T94"/></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1" fo:font-family="Calibri" style:font-family-generic="swiss" style:font-pitch="variable" style:font-name-asian="Noto Serif CJK SC" style:font-family-asian="'Noto Serif CJK SC'" style:font-family-generic-asian="system"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25T18:21:04.412000000</dc:date>
    <meta:editing-cycles>128</meta:editing-cycles>
    <meta:editing-duration>P6DT11H31M7S</meta:editing-duration>
    <meta:document-statistic meta:table-count="0" meta:image-count="0" meta:object-count="8" meta:page-count="27" meta:paragraph-count="113" meta:word-count="6223" meta:character-count="42002" meta:non-whitespace-character-count="35834"/>
    <meta:user-defined meta:name="ZOTERO_PREF_1">&lt;data data-version="3" zotero-version="6.0.36"&gt;&lt;session id="OQ3iLtGr"/&gt;&lt;style id="http://www.zotero.org/styles/apa" locale="en-US" hasBibliography="1" bibliographyStyleHasBeenSet="0"/&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